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3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2line-topicidsonly" table:style-name="ta1">
        <table:table-column table:style-name="co1" table:default-cell-style-name="Default"/>
        <table:table-row table:style-name="ro1">
          <table:table-cell office:value-type="string" calcext:value-type="string">
            <text:p>accessing_monitoring</text:p>
          </table:table-cell>
        </table:table-row>
        <table:table-row table:style-name="ro1">
          <table:table-cell office:value-type="string" calcext:value-type="string">
            <text:p>add_monitor_node</text:p>
          </table:table-cell>
        </table:table-row>
        <table:table-row table:style-name="ro1">
          <table:table-cell office:value-type="string" calcext:value-type="string">
            <text:p>add_rados_gateway_node</text:p>
          </table:table-cell>
        </table:table-row>
        <table:table-row table:style-name="ro1">
          <table:table-cell office:value-type="string" calcext:value-type="string">
            <text:p>add_sles_compute</text:p>
          </table:table-cell>
        </table:table-row>
        <table:table-row table:style-name="ro1">
          <table:table-cell office:value-type="string" calcext:value-type="string">
            <text:p>add_vsa</text:p>
          </table:table-cell>
        </table:table-row>
        <table:table-row table:style-name="ro1">
          <table:table-cell office:value-type="string" calcext:value-type="string">
            <text:p>alarm_metrics</text:p>
          </table:table-cell>
        </table:table-row>
        <table:table-row table:style-name="ro1">
          <table:table-cell office:value-type="string" calcext:value-type="string">
            <text:p>alarms_monitoring</text:p>
          </table:table-cell>
        </table:table-row>
        <table:table-row table:style-name="ro1">
          <table:table-cell office:value-type="string" calcext:value-type="string">
            <text:p>apache_metrics</text:p>
          </table:table-cell>
        </table:table-row>
        <table:table-row table:style-name="ro1">
          <table:table-cell office:value-type="string" calcext:value-type="string">
            <text:p>auditing</text:p>
          </table:table-cell>
        </table:table-row>
        <table:table-row table:style-name="ro1">
          <table:table-cell office:value-type="string" calcext:value-type="string">
            <text:p>backup_faq</text:p>
          </table:table-cell>
        </table:table-row>
        <table:table-row table:style-name="ro1">
          <table:table-cell office:value-type="string" calcext:value-type="string">
            <text:p>barbican_40</text:p>
          </table:table-cell>
        </table:table-row>
        <table:table-row table:style-name="ro1">
          <table:table-cell office:value-type="string" calcext:value-type="string">
            <text:p>barbican_features</text:p>
          </table:table-cell>
        </table:table-row>
        <table:table-row table:style-name="ro1">
          <table:table-cell office:value-type="string" calcext:value-type="string">
            <text:p>bura_overview</text:p>
          </table:table-cell>
        </table:table-row>
        <table:table-row table:style-name="ro1">
          <table:table-cell office:value-type="string" calcext:value-type="string">
            <text:p>capacity_reporting_transform</text:p>
          </table:table-cell>
        </table:table-row>
        <table:table-row table:style-name="ro1">
          <table:table-cell office:value-type="string" calcext:value-type="string">
            <text:p>ceilometer_features</text:p>
          </table:table-cell>
        </table:table-row>
        <table:table-row table:style-name="ro1">
          <table:table-cell office:value-type="string" calcext:value-type="string">
            <text:p>ceilometer_metrics</text:p>
          </table:table-cell>
        </table:table-row>
        <table:table-row table:style-name="ro1">
          <table:table-cell office:value-type="string" calcext:value-type="string">
            <text:p>central_log_configure_settings</text:p>
          </table:table-cell>
        </table:table-row>
        <table:table-row table:style-name="ro1">
          <table:table-cell office:value-type="string" calcext:value-type="string">
            <text:p>ceph_config_metrics</text:p>
          </table:table-cell>
        </table:table-row>
        <table:table-row table:style-name="ro1">
          <table:table-cell office:value-type="string" calcext:value-type="string">
            <text:p>ceph_metrics</text:p>
          </table:table-cell>
        </table:table-row>
        <table:table-row table:style-name="ro1">
          <table:table-cell office:value-type="string" calcext:value-type="string">
            <text:p>ceph_overview</text:p>
          </table:table-cell>
        </table:table-row>
        <table:table-row table:style-name="ro1">
          <table:table-cell office:value-type="string" calcext:value-type="string">
            <text:p>ceph_storage_unplanned</text:p>
          </table:table-cell>
        </table:table-row>
        <table:table-row table:style-name="ro1">
          <table:table-cell office:value-type="string" calcext:value-type="string">
            <text:p>ceph_storage_usage</text:p>
          </table:table-cell>
        </table:table-row>
        <table:table-row table:style-name="ro1">
          <table:table-cell office:value-type="string" calcext:value-type="string">
            <text:p>cinder_backend_config</text:p>
          </table:table-cell>
        </table:table-row>
        <table:table-row table:style-name="ro1">
          <table:table-cell office:value-type="string" calcext:value-type="string">
            <text:p>cinder_features</text:p>
          </table:table-cell>
        </table:table-row>
        <table:table-row table:style-name="ro1">
          <table:table-cell office:value-type="string" calcext:value-type="string">
            <text:p>cinder_meters</text:p>
          </table:table-cell>
        </table:table-row>
        <table:table-row table:style-name="ro1">
          <table:table-cell office:value-type="string" calcext:value-type="string">
            <text:p>cinder_metrics</text:p>
          </table:table-cell>
        </table:table-row>
        <table:table-row table:style-name="ro1">
          <table:table-cell office:value-type="string" calcext:value-type="string">
            <text:p>cloudinstallation_overview</text:p>
          </table:table-cell>
        </table:table-row>
        <table:table-row table:style-name="ro1">
          <table:table-cell office:value-type="string" calcext:value-type="string">
            <text:p>comp_planned</text:p>
          </table:table-cell>
        </table:table-row>
        <table:table-row table:style-name="ro1">
          <table:table-cell office:value-type="string" calcext:value-type="string">
            <text:p>compute_alarmdefinitions</text:p>
          </table:table-cell>
        </table:table-row>
        <table:table-row table:style-name="ro1">
          <table:table-cell office:value-type="string" calcext:value-type="string">
            <text:p>compute_metrics</text:p>
          </table:table-cell>
        </table:table-row>
        <table:table-row table:style-name="ro1">
          <table:table-cell office:value-type="string" calcext:value-type="string">
            <text:p>computehost_meters</text:p>
          </table:table-cell>
        </table:table-row>
        <table:table-row table:style-name="ro1">
          <table:table-cell office:value-type="string" calcext:value-type="string">
            <text:p>concept_cpumodel</text:p>
          </table:table-cell>
        </table:table-row>
        <table:table-row table:style-name="ro1">
          <table:table-cell office:value-type="string" calcext:value-type="string">
            <text:p>concept_memorymodel</text:p>
          </table:table-cell>
        </table:table-row>
        <table:table-row table:style-name="ro1">
          <table:table-cell table:style-name="ce1" office:value-type="string" calcext:value-type="string">
            <text:p>config_ceph</text:p>
          </table:table-cell>
        </table:table-row>
        <table:table-row table:style-name="ro1" table:visibility="filter">
          <table:table-cell table:style-name="ce1" office:value-type="string" calcext:value-type="string">
            <text:p>config_ceph</text:p>
          </table:table-cell>
        </table:table-row>
        <table:table-row table:style-name="ro1" table:visibility="filter">
          <table:table-cell table:style-name="ce1" office:value-type="string" calcext:value-type="string">
            <text:p>config_ceph</text:p>
          </table:table-cell>
        </table:table-row>
        <table:table-row table:style-name="ro1" table:visibility="filter">
          <table:table-cell table:style-name="ce1" office:value-type="string" calcext:value-type="string">
            <text:p>config_ceph</text:p>
          </table:table-cell>
        </table:table-row>
        <table:table-row table:style-name="ro1">
          <table:table-cell office:value-type="string" calcext:value-type="string">
            <text:p>config_ceph_boot</text:p>
          </table:table-cell>
        </table:table-row>
        <table:table-row table:style-name="ro1">
          <table:table-cell office:value-type="string" calcext:value-type="string">
            <text:p>config_metrics</text:p>
          </table:table-cell>
        </table:table-row>
        <table:table-row table:style-name="ro1">
          <table:table-cell office:value-type="string" calcext:value-type="string">
            <text:p>config_mon_database</text:p>
          </table:table-cell>
        </table:table-row>
        <table:table-row table:style-name="ro1">
          <table:table-cell office:value-type="string" calcext:value-type="string">
            <text:p>config_mon_notemail</text:p>
          </table:table-cell>
        </table:table-row>
        <table:table-row table:style-name="ro1">
          <table:table-cell office:value-type="string" calcext:value-type="string">
            <text:p>configuring_alarm_definitions</text:p>
          </table:table-cell>
        </table:table-row>
        <table:table-row table:style-name="ro1">
          <table:table-cell office:value-type="string" calcext:value-type="string">
            <text:p>configuring_brocade_fibre_channel</text:p>
          </table:table-cell>
        </table:table-row>
        <table:table-row table:style-name="ro1">
          <table:table-cell office:value-type="string" calcext:value-type="string">
            <text:p>configuring_check_plugins</text:p>
          </table:table-cell>
        </table:table-row>
        <table:table-row table:style-name="ro1">
          <table:table-cell office:value-type="string" calcext:value-type="string">
            <text:p>connect_opsconsole</text:p>
          </table:table-cell>
        </table:table-row>
        <table:table-row table:style-name="ro1">
          <table:table-cell office:value-type="string" calcext:value-type="string">
            <text:p>console_alarmdefinitions</text:p>
          </table:table-cell>
        </table:table-row>
        <table:table-row table:style-name="ro1">
          <table:table-cell office:value-type="string" calcext:value-type="string">
            <text:p>cont_planned</text:p>
          </table:table-cell>
        </table:table-row>
        <table:table-row table:style-name="ro1">
          <table:table-cell office:value-type="string" calcext:value-type="string">
            <text:p>cont_ungplanned</text:p>
          </table:table-cell>
        </table:table-row>
        <table:table-row table:style-name="ro1">
          <table:table-cell office:value-type="string" calcext:value-type="string">
            <text:p>crash_metrics</text:p>
          </table:table-cell>
        </table:table-row>
        <table:table-row table:style-name="ro1">
          <table:table-cell table:style-name="ce1" office:value-type="string" calcext:value-type="string">
            <text:p>create_magnum_cluster</text:p>
          </table:table-cell>
        </table:table-row>
        <table:table-row table:style-name="ro1" table:visibility="filter">
          <table:table-cell table:style-name="ce1" office:value-type="string" calcext:value-type="string">
            <text:p>create_magnum_cluster</text:p>
          </table:table-cell>
        </table:table-row>
        <table:table-row table:style-name="ro1">
          <table:table-cell office:value-type="string" calcext:value-type="string">
            <text:p>crt_adding_transform_spark</text:p>
          </table:table-cell>
        </table:table-row>
        <table:table-row table:style-name="ro1">
          <table:table-cell office:value-type="string" calcext:value-type="string">
            <text:p>crt_aggregated_metrics</text:p>
          </table:table-cell>
        </table:table-row>
        <table:table-row table:style-name="ro1">
          <table:table-cell office:value-type="string" calcext:value-type="string">
            <text:p>crt_arch_transform_spark</text:p>
          </table:table-cell>
        </table:table-row>
        <table:table-row table:style-name="ro1">
          <table:table-cell office:value-type="string" calcext:value-type="string">
            <text:p>crt_change_compute_host</text:p>
          </table:table-cell>
        </table:table-row>
        <table:table-row table:style-name="ro1">
          <table:table-cell office:value-type="string" calcext:value-type="string">
            <text:p>crt_components</text:p>
          </table:table-cell>
        </table:table-row>
        <table:table-row table:style-name="ro1">
          <table:table-cell office:value-type="string" calcext:value-type="string">
            <text:p>crt_deployment</text:p>
          </table:table-cell>
        </table:table-row>
        <table:table-row table:style-name="ro1">
          <table:table-cell office:value-type="string" calcext:value-type="string">
            <text:p>crt_features</text:p>
          </table:table-cell>
        </table:table-row>
        <table:table-row table:style-name="ro1">
          <table:table-cell office:value-type="string" calcext:value-type="string">
            <text:p>crt_increasing_scale</text:p>
          </table:table-cell>
        </table:table-row>
        <table:table-row table:style-name="ro1">
          <table:table-cell office:value-type="string" calcext:value-type="string">
            <text:p>crt_overview</text:p>
          </table:table-cell>
        </table:table-row>
        <table:table-row table:style-name="ro1">
          <table:table-cell office:value-type="string" calcext:value-type="string">
            <text:p>crt_reconfigure</text:p>
          </table:table-cell>
        </table:table-row>
        <table:table-row table:style-name="ro1">
          <table:table-cell office:value-type="string" calcext:value-type="string">
            <text:p>crt_upgrade</text:p>
          </table:table-cell>
        </table:table-row>
        <table:table-row table:style-name="ro1">
          <table:table-cell office:value-type="string" calcext:value-type="string">
            <text:p>d1e1009</text:p>
          </table:table-cell>
        </table:table-row>
        <table:table-row table:style-name="ro1">
          <table:table-cell office:value-type="string" calcext:value-type="string">
            <text:p>d1e1053</text:p>
          </table:table-cell>
        </table:table-row>
        <table:table-row table:style-name="ro1">
          <table:table-cell office:value-type="string" calcext:value-type="string">
            <text:p>d1e1125</text:p>
          </table:table-cell>
        </table:table-row>
        <table:table-row table:style-name="ro1">
          <table:table-cell office:value-type="string" calcext:value-type="string">
            <text:p>d1e119</text:p>
          </table:table-cell>
        </table:table-row>
        <table:table-row table:style-name="ro1">
          <table:table-cell office:value-type="string" calcext:value-type="string">
            <text:p>d1e1196</text:p>
          </table:table-cell>
        </table:table-row>
        <table:table-row table:style-name="ro1">
          <table:table-cell office:value-type="string" calcext:value-type="string">
            <text:p>d1e146</text:p>
          </table:table-cell>
        </table:table-row>
        <table:table-row table:style-name="ro1">
          <table:table-cell office:value-type="string" calcext:value-type="string">
            <text:p>d1e1813</text:p>
          </table:table-cell>
        </table:table-row>
        <table:table-row table:style-name="ro1">
          <table:table-cell office:value-type="string" calcext:value-type="string">
            <text:p>d1e1847</text:p>
          </table:table-cell>
        </table:table-row>
        <table:table-row table:style-name="ro1">
          <table:table-cell office:value-type="string" calcext:value-type="string">
            <text:p>d1e185</text:p>
          </table:table-cell>
        </table:table-row>
        <table:table-row table:style-name="ro1">
          <table:table-cell office:value-type="string" calcext:value-type="string">
            <text:p>d1e1863</text:p>
          </table:table-cell>
        </table:table-row>
        <table:table-row table:style-name="ro1">
          <table:table-cell office:value-type="string" calcext:value-type="string">
            <text:p>d1e1878</text:p>
          </table:table-cell>
        </table:table-row>
        <table:table-row table:style-name="ro1">
          <table:table-cell office:value-type="string" calcext:value-type="string">
            <text:p>d1e1894</text:p>
          </table:table-cell>
        </table:table-row>
        <table:table-row table:style-name="ro1">
          <table:table-cell office:value-type="string" calcext:value-type="string">
            <text:p>d1e1964</text:p>
          </table:table-cell>
        </table:table-row>
        <table:table-row table:style-name="ro1">
          <table:table-cell office:value-type="string" calcext:value-type="string">
            <text:p>d1e1977</text:p>
          </table:table-cell>
        </table:table-row>
        <table:table-row table:style-name="ro1">
          <table:table-cell office:value-type="string" calcext:value-type="string">
            <text:p>d1e225</text:p>
          </table:table-cell>
        </table:table-row>
        <table:table-row table:style-name="ro1">
          <table:table-cell office:value-type="string" calcext:value-type="string">
            <text:p>d1e236</text:p>
          </table:table-cell>
        </table:table-row>
        <table:table-row table:style-name="ro1">
          <table:table-cell office:value-type="string" calcext:value-type="string">
            <text:p>d1e283</text:p>
          </table:table-cell>
        </table:table-row>
        <table:table-row table:style-name="ro1">
          <table:table-cell office:value-type="string" calcext:value-type="string">
            <text:p>d1e30</text:p>
          </table:table-cell>
        </table:table-row>
        <table:table-row table:style-name="ro1">
          <table:table-cell office:value-type="string" calcext:value-type="string">
            <text:p>d1e43</text:p>
          </table:table-cell>
        </table:table-row>
        <table:table-row table:style-name="ro1">
          <table:table-cell office:value-type="string" calcext:value-type="string">
            <text:p>d1e437</text:p>
          </table:table-cell>
        </table:table-row>
        <table:table-row table:style-name="ro1">
          <table:table-cell office:value-type="string" calcext:value-type="string">
            <text:p>d1e5</text:p>
          </table:table-cell>
        </table:table-row>
        <table:table-row table:style-name="ro1">
          <table:table-cell office:value-type="string" calcext:value-type="string">
            <text:p>d1e51</text:p>
          </table:table-cell>
        </table:table-row>
        <table:table-row table:style-name="ro1">
          <table:table-cell office:value-type="string" calcext:value-type="string">
            <text:p>d1e55</text:p>
          </table:table-cell>
        </table:table-row>
        <table:table-row table:style-name="ro1">
          <table:table-cell office:value-type="string" calcext:value-type="string">
            <text:p>d1e603</text:p>
          </table:table-cell>
        </table:table-row>
        <table:table-row table:style-name="ro1">
          <table:table-cell office:value-type="string" calcext:value-type="string">
            <text:p>d1e637</text:p>
          </table:table-cell>
        </table:table-row>
        <table:table-row table:style-name="ro1">
          <table:table-cell office:value-type="string" calcext:value-type="string">
            <text:p>d1e683</text:p>
          </table:table-cell>
        </table:table-row>
        <table:table-row table:style-name="ro1">
          <table:table-cell office:value-type="string" calcext:value-type="string">
            <text:p>d1e717</text:p>
          </table:table-cell>
        </table:table-row>
        <table:table-row table:style-name="ro1">
          <table:table-cell office:value-type="string" calcext:value-type="string">
            <text:p>d1e748</text:p>
          </table:table-cell>
        </table:table-row>
        <table:table-row table:style-name="ro1">
          <table:table-cell office:value-type="string" calcext:value-type="string">
            <text:p>d1e755</text:p>
          </table:table-cell>
        </table:table-row>
        <table:table-row table:style-name="ro1">
          <table:table-cell office:value-type="string" calcext:value-type="string">
            <text:p>d1e792</text:p>
          </table:table-cell>
        </table:table-row>
        <table:table-row table:style-name="ro1">
          <table:table-cell office:value-type="string" calcext:value-type="string">
            <text:p>d1e835</text:p>
          </table:table-cell>
        </table:table-row>
        <table:table-row table:style-name="ro1">
          <table:table-cell office:value-type="string" calcext:value-type="string">
            <text:p>d1e92</text:p>
          </table:table-cell>
        </table:table-row>
        <table:table-row table:style-name="ro1">
          <table:table-cell office:value-type="string" calcext:value-type="string">
            <text:p>d1e956</text:p>
          </table:table-cell>
        </table:table-row>
        <table:table-row table:style-name="ro1">
          <table:table-cell office:value-type="string" calcext:value-type="string">
            <text:p>d1e983</text:p>
          </table:table-cell>
        </table:table-row>
        <table:table-row table:style-name="ro1">
          <table:table-cell office:value-type="string" calcext:value-type="string">
            <text:p>DCN_integration</text:p>
          </table:table-cell>
        </table:table-row>
        <table:table-row table:style-name="ro1">
          <table:table-cell office:value-type="string" calcext:value-type="string">
            <text:p>DCN_ml2</text:p>
          </table:table-cell>
        </table:table-row>
        <table:table-row table:style-name="ro1">
          <table:table-cell office:value-type="string" calcext:value-type="string">
            <text:p>ded_lifecyclemanager_recovery</text:p>
          </table:table-cell>
        </table:table-row>
        <table:table-row table:style-name="ro1">
          <table:table-cell office:value-type="string" calcext:value-type="string">
            <text:p>deleteStuckLoadbalancer</text:p>
          </table:table-cell>
        </table:table-row>
        <table:table-row table:style-name="ro1">
          <table:table-cell office:value-type="string" calcext:value-type="string">
            <text:p>deploy_kubernetes_app</text:p>
          </table:table-cell>
        </table:table-row>
        <table:table-row table:style-name="ro1">
          <table:table-cell office:value-type="string" calcext:value-type="string">
            <text:p>deploying_apache_mesos_ubuntu</text:p>
          </table:table-cell>
        </table:table-row>
        <table:table-row table:style-name="ro1">
          <table:table-cell office:value-type="string" calcext:value-type="string">
            <text:p>deploying_docker_fedora_atomic</text:p>
          </table:table-cell>
        </table:table-row>
        <table:table-row table:style-name="ro1">
          <table:table-cell office:value-type="string" calcext:value-type="string">
            <text:p>deploying_kubernetes_coreos</text:p>
          </table:table-cell>
        </table:table-row>
        <table:table-row table:style-name="ro1">
          <table:table-cell office:value-type="string" calcext:value-type="string">
            <text:p>deploying_kubernetes_fedora_atomic</text:p>
          </table:table-cell>
        </table:table-row>
        <table:table-row table:style-name="ro1">
          <table:table-cell office:value-type="string" calcext:value-type="string">
            <text:p>DesignateBIND</text:p>
          </table:table-cell>
        </table:table-row>
        <table:table-row table:style-name="ro1">
          <table:table-cell office:value-type="string" calcext:value-type="string">
            <text:p>DesignateInstallOverview</text:p>
          </table:table-cell>
        </table:table-row>
        <table:table-row table:style-name="ro1">
          <table:table-cell office:value-type="string" calcext:value-type="string">
            <text:p>DesignatePowerDNS</text:p>
          </table:table-cell>
        </table:table-row>
        <table:table-row table:style-name="ro1">
          <table:table-cell office:value-type="string" calcext:value-type="string">
            <text:p>directory_metrics</text:p>
          </table:table-cell>
        </table:table-row>
        <table:table-row table:style-name="ro1">
          <table:table-cell office:value-type="string" calcext:value-type="string">
            <text:p>DNS_NS</text:p>
          </table:table-cell>
        </table:table-row>
        <table:table-row table:style-name="ro1">
          <table:table-cell office:value-type="string" calcext:value-type="string">
            <text:p>dpdk</text:p>
          </table:table-cell>
        </table:table-row>
        <table:table-row table:style-name="ro1">
          <table:table-cell office:value-type="string" calcext:value-type="string">
            <text:p>dpdk_config</text:p>
          </table:table-cell>
        </table:table-row>
        <table:table-row table:style-name="ro1">
          <table:table-cell office:value-type="string" calcext:value-type="string">
            <text:p>dpdk_setup</text:p>
          </table:table-cell>
        </table:table-row>
        <table:table-row table:style-name="ro1">
          <table:table-cell office:value-type="string" calcext:value-type="string">
            <text:p>dpdk_troubleshooting</text:p>
          </table:table-cell>
        </table:table-row>
        <table:table-row table:style-name="ro1">
          <table:table-cell office:value-type="string" calcext:value-type="string">
            <text:p>elasticsearch_metrics</text:p>
          </table:table-cell>
        </table:table-row>
        <table:table-row table:style-name="ro1">
          <table:table-cell office:value-type="string" calcext:value-type="string">
            <text:p>enable_rabbitmq_admin_console</text:p>
          </table:table-cell>
        </table:table-row>
        <table:table-row table:style-name="ro1">
          <table:table-cell office:value-type="string" calcext:value-type="string">
            <text:p>enabling_the_nova_resize</text:p>
          </table:table-cell>
        </table:table-row>
        <table:table-row table:style-name="ro1">
          <table:table-cell office:value-type="string" calcext:value-type="string">
            <text:p>encryption_ephemeral</text:p>
          </table:table-cell>
        </table:table-row>
        <table:table-row table:style-name="ro1">
          <table:table-cell office:value-type="string" calcext:value-type="string">
            <text:p>esx_alarmdefinitions</text:p>
          </table:table-cell>
        </table:table-row>
        <table:table-row table:style-name="ro1">
          <table:table-cell office:value-type="string" calcext:value-type="string">
            <text:p>fixedissues50</text:p>
          </table:table-cell>
        </table:table-row>
        <table:table-row table:style-name="ro1">
          <table:table-cell office:value-type="string" calcext:value-type="string">
            <text:p>freezer_features</text:p>
          </table:table-cell>
        </table:table-row>
        <table:table-row table:style-name="ro1">
          <table:table-cell office:value-type="string" calcext:value-type="string">
            <text:p>freezerUI</text:p>
          </table:table-cell>
        </table:table-row>
        <table:table-row table:style-name="ro1">
          <table:table-cell office:value-type="string" calcext:value-type="string">
            <text:p>full_recovery</text:p>
          </table:table-cell>
        </table:table-row>
        <table:table-row table:style-name="ro1">
          <table:table-cell office:value-type="string" calcext:value-type="string">
            <text:p>glance_features</text:p>
          </table:table-cell>
        </table:table-row>
        <table:table-row table:style-name="ro1">
          <table:table-cell office:value-type="string" calcext:value-type="string">
            <text:p>glance_meters</text:p>
          </table:table-cell>
        </table:table-row>
        <table:table-row table:style-name="ro1">
          <table:table-cell office:value-type="string" calcext:value-type="string">
            <text:p>haproxy_metrics</text:p>
          </table:table-cell>
        </table:table-row>
        <table:table-row table:style-name="ro1">
          <table:table-cell office:value-type="string" calcext:value-type="string">
            <text:p>heat_features</text:p>
          </table:table-cell>
        </table:table-row>
        <table:table-row table:style-name="ro1">
          <table:table-cell office:value-type="string" calcext:value-type="string">
            <text:p>help_opsconsole</text:p>
          </table:table-cell>
        </table:table-row>
        <table:table-row table:style-name="ro1">
          <table:table-cell office:value-type="string" calcext:value-type="string">
            <text:p>hipchat_plugin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horizon_features</text:p>
          </table:table-cell>
        </table:table-row>
        <table:table-row table:style-name="ro1">
          <table:table-cell office:value-type="string" calcext:value-type="string">
            <text:p>HOS5NewtonFeatures</text:p>
          </table:table-cell>
        </table:table-row>
        <table:table-row table:style-name="ro1">
          <table:table-cell office:value-type="string" calcext:value-type="string">
            <text:p>httpcheck_metrics</text:p>
          </table:table-cell>
        </table:table-row>
        <table:table-row table:style-name="ro1">
          <table:table-cell office:value-type="string" calcext:value-type="string">
            <text:p>hugepages</text:p>
          </table:table-cell>
        </table:table-row>
        <table:table-row table:style-name="ro1">
          <table:table-cell office:value-type="string" calcext:value-type="string">
            <text:p>hw_support_diskcalc</text:p>
          </table:table-cell>
        </table:table-row>
        <table:table-row table:style-name="ro1">
          <table:table-cell office:value-type="string" calcext:value-type="string">
            <text:p>hw_support_esxguestos</text:p>
          </table:table-cell>
        </table:table-row>
        <table:table-row table:style-name="ro1">
          <table:table-cell office:value-type="string" calcext:value-type="string">
            <text:p>hw_support_hardware</text:p>
          </table:table-cell>
        </table:table-row>
        <table:table-row table:style-name="ro1">
          <table:table-cell office:value-type="string" calcext:value-type="string">
            <text:p>hw_support_hardwareconfig</text:p>
          </table:table-cell>
        </table:table-row>
        <table:table-row table:style-name="ro1">
          <table:table-cell office:value-type="string" calcext:value-type="string">
            <text:p>hw_support_ironicguestos</text:p>
          </table:table-cell>
        </table:table-row>
        <table:table-row table:style-name="ro1">
          <table:table-cell office:value-type="string" calcext:value-type="string">
            <text:p>hw_support_kvmguestos</text:p>
          </table:table-cell>
        </table:table-row>
        <table:table-row table:style-name="ro1">
          <table:table-cell office:value-type="string" calcext:value-type="string">
            <text:p>hw_support_openstackvers</text:p>
          </table:table-cell>
        </table:table-row>
        <table:table-row table:style-name="ro1">
          <table:table-cell office:value-type="string" calcext:value-type="string">
            <text:p>hw_support_perfnotes</text:p>
          </table:table-cell>
        </table:table-row>
        <table:table-row table:style-name="ro1">
          <table:table-cell office:value-type="string" calcext:value-type="string">
            <text:p>hw_support_scaling</text:p>
          </table:table-cell>
        </table:table-row>
        <table:table-row table:style-name="ro1">
          <table:table-cell office:value-type="string" calcext:value-type="string">
            <text:p>hw_support_software</text:p>
          </table:table-cell>
        </table:table-row>
        <table:table-row table:style-name="ro1">
          <table:table-cell office:value-type="string" calcext:value-type="string">
            <text:p>id_pml_zvr_5v</text:p>
          </table:table-cell>
        </table:table-row>
        <table:table-row table:style-name="ro1">
          <table:table-cell office:value-type="string" calcext:value-type="string">
            <text:p>identity_alarmdefinitions</text:p>
          </table:table-cell>
        </table:table-row>
        <table:table-row table:style-name="ro1">
          <table:table-cell office:value-type="string" calcext:value-type="string">
            <text:p>install_esx</text:p>
          </table:table-cell>
        </table:table-row>
        <table:table-row table:style-name="ro1">
          <table:table-cell office:value-type="string" calcext:value-type="string">
            <text:p>install_ironic</text:p>
          </table:table-cell>
        </table:table-row>
        <table:table-row table:style-name="ro1">
          <table:table-cell office:value-type="string" calcext:value-type="string">
            <text:p>install_openstack_clients</text:p>
          </table:table-cell>
        </table:table-row>
        <table:table-row table:style-name="ro1">
          <table:table-cell office:value-type="string" calcext:value-type="string">
            <text:p>install_rhel_uefi</text:p>
          </table:table-cell>
        </table:table-row>
        <table:table-row table:style-name="ro1">
          <table:table-cell office:value-type="string" calcext:value-type="string">
            <text:p>install_sles</text:p>
          </table:table-cell>
        </table:table-row>
        <table:table-row table:style-name="ro1">
          <table:table-cell office:value-type="string" calcext:value-type="string">
            <text:p>install_sles_ceph</text:p>
          </table:table-cell>
        </table:table-row>
        <table:table-row table:style-name="ro1">
          <table:table-cell office:value-type="string" calcext:value-type="string">
            <text:p>install_sles_compute</text:p>
          </table:table-cell>
        </table:table-row>
        <table:table-row table:style-name="ro1">
          <table:table-cell office:value-type="string" calcext:value-type="string">
            <text:p>install_vcp</text:p>
          </table:table-cell>
        </table:table-row>
        <table:table-row table:style-name="ro1">
          <table:table-cell office:value-type="string" calcext:value-type="string">
            <text:p>integration_of_plugins_with_monasca-agent</text:p>
          </table:table-cell>
        </table:table-row>
        <table:table-row table:style-name="ro1">
          <table:table-cell office:value-type="string" calcext:value-type="string">
            <text:p>ironic_features</text:p>
          </table:table-cell>
        </table:table-row>
        <table:table-row table:style-name="ro1">
          <table:table-cell office:value-type="string" calcext:value-type="string">
            <text:p>ironic_oneview_integration</text:p>
          </table:table-cell>
        </table:table-row>
        <table:table-row table:style-name="ro1">
          <table:table-cell office:value-type="string" calcext:value-type="string">
            <text:p>ironic-provisioning</text:p>
          </table:table-cell>
        </table:table-row>
        <table:table-row table:style-name="ro1">
          <table:table-cell office:value-type="string" calcext:value-type="string">
            <text:p>ironic-provisioning-multi-tenancy</text:p>
          </table:table-cell>
        </table:table-row>
        <table:table-row table:style-name="ro1">
          <table:table-cell office:value-type="string" calcext:value-type="string">
            <text:p>ironic-tls</text:p>
          </table:table-cell>
        </table:table-row>
        <table:table-row table:style-name="ro1">
          <table:table-cell office:value-type="string" calcext:value-type="string">
            <text:p>kafka_metrics</text:p>
          </table:table-cell>
        </table:table-row>
        <table:table-row table:style-name="ro1">
          <table:table-cell office:value-type="string" calcext:value-type="string">
            <text:p>keystone_features</text:p>
          </table:table-cell>
        </table:table-row>
        <table:table-row table:style-name="ro1">
          <table:table-cell office:value-type="string" calcext:value-type="string">
            <text:p>knownissues50</text:p>
          </table:table-cell>
        </table:table-row>
        <table:table-row table:style-name="ro1">
          <table:table-cell office:value-type="string" calcext:value-type="string">
            <text:p>l2gw5930</text:p>
          </table:table-cell>
        </table:table-row>
        <table:table-row table:style-name="ro1">
          <table:table-cell office:value-type="string" calcext:value-type="string">
            <text:p>ldap</text:p>
          </table:table-cell>
        </table:table-row>
        <table:table-row table:style-name="ro1">
          <table:table-cell office:value-type="string" calcext:value-type="string">
            <text:p>libvirt_metrics</text:p>
          </table:table-cell>
        </table:table-row>
        <table:table-row table:style-name="ro1">
          <table:table-cell office:value-type="string" calcext:value-type="string">
            <text:p>libvirt_tuningknobs</text:p>
          </table:table-cell>
        </table:table-row>
        <table:table-row table:style-name="ro1">
          <table:table-cell office:value-type="string" calcext:value-type="string">
            <text:p>licensinghos50</text:p>
          </table:table-cell>
        </table:table-row>
        <table:table-row table:style-name="ro1">
          <table:table-cell office:value-type="string" calcext:value-type="string">
            <text:p>lifecyclemanager_recovery</text:p>
          </table:table-cell>
        </table:table-row>
        <table:table-row table:style-name="ro1">
          <table:table-cell office:value-type="string" calcext:value-type="string">
            <text:p>logging_features</text:p>
          </table:table-cell>
        </table:table-row>
        <table:table-row table:style-name="ro1">
          <table:table-cell office:value-type="string" calcext:value-type="string">
            <text:p>magnum_features</text:p>
          </table:table-cell>
        </table:table-row>
        <table:table-row table:style-name="ro1">
          <table:table-cell office:value-type="string" calcext:value-type="string">
            <text:p>MagnumArchitecture</text:p>
          </table:table-cell>
        </table:table-row>
        <table:table-row table:style-name="ro1">
          <table:table-cell office:value-type="string" calcext:value-type="string">
            <text:p>MagnumInstall</text:p>
          </table:table-cell>
        </table:table-row>
        <table:table-row table:style-name="ro1">
          <table:table-cell office:value-type="string" calcext:value-type="string">
            <text:p>MagnumIntegrateDNS</text:p>
          </table:table-cell>
        </table:table-row>
        <table:table-row table:style-name="ro1">
          <table:table-cell office:value-type="string" calcext:value-type="string">
            <text:p>MagnumOverview</text:p>
          </table:table-cell>
        </table:table-row>
        <table:table-row table:style-name="ro1">
          <table:table-cell office:value-type="string" calcext:value-type="string">
            <text:p>metric_performance_considerations</text:p>
          </table:table-cell>
        </table:table-row>
        <table:table-row table:style-name="ro1">
          <table:table-cell office:value-type="string" calcext:value-type="string">
            <text:p>monasca_agent</text:p>
          </table:table-cell>
        </table:table-row>
        <table:table-row table:style-name="ro1">
          <table:table-cell office:value-type="string" calcext:value-type="string">
            <text:p>monasca_agg_metrics</text:p>
          </table:table-cell>
        </table:table-row>
        <table:table-row table:style-name="ro1">
          <table:table-cell office:value-type="string" calcext:value-type="string">
            <text:p>monasca_features</text:p>
          </table:table-cell>
        </table:table-row>
        <table:table-row table:style-name="ro1">
          <table:table-cell office:value-type="string" calcext:value-type="string">
            <text:p>monasca_integration_overview</text:p>
          </table:table-cell>
        </table:table-row>
        <table:table-row table:style-name="ro1">
          <table:table-cell office:value-type="string" calcext:value-type="string">
            <text:p>monasca_jira_plugin</text:p>
          </table:table-cell>
        </table:table-row>
        <table:table-row table:style-name="ro1">
          <table:table-cell office:value-type="string" calcext:value-type="string">
            <text:p>monasca_metrics</text:p>
          </table:table-cell>
        </table:table-row>
        <table:table-row table:style-name="ro1">
          <table:table-cell office:value-type="string" calcext:value-type="string">
            <text:p>monasca_notification_plugins</text:p>
          </table:table-cell>
        </table:table-row>
        <table:table-row table:style-name="ro1">
          <table:table-cell office:value-type="string" calcext:value-type="string">
            <text:p>monasca_slack_plugin</text:p>
          </table:table-cell>
        </table:table-row>
        <table:table-row table:style-name="ro1">
          <table:table-cell office:value-type="string" calcext:value-type="string">
            <text:p>monitoring</text:p>
          </table:table-cell>
        </table:table-row>
        <table:table-row table:style-name="ro1">
          <table:table-cell office:value-type="string" calcext:value-type="string">
            <text:p>monitoring_3rd_party_components_with_monasca</text:p>
          </table:table-cell>
        </table:table-row>
        <table:table-row table:style-name="ro1">
          <table:table-cell office:value-type="string" calcext:value-type="string">
            <text:p>monitoring_overview</text:p>
          </table:table-cell>
        </table:table-row>
        <table:table-row table:style-name="ro1">
          <table:table-cell office:value-type="string" calcext:value-type="string">
            <text:p>monitoring_service</text:p>
          </table:table-cell>
        </table:table-row>
        <table:table-row table:style-name="ro1">
          <table:table-cell office:value-type="string" calcext:value-type="string">
            <text:p>moving_from_dvr_deployments</text:p>
          </table:table-cell>
        </table:table-row>
        <table:table-row table:style-name="ro1">
          <table:table-cell office:value-type="string" calcext:value-type="string">
            <text:p>mysql_metrics</text:p>
          </table:table-cell>
        </table:table-row>
        <table:table-row table:style-name="ro1">
          <table:table-cell office:value-type="string" calcext:value-type="string">
            <text:p>nagios_integration</text:p>
          </table:table-cell>
        </table:table-row>
        <table:table-row table:style-name="ro1">
          <table:table-cell office:value-type="string" calcext:value-type="string">
            <text:p>networking_alarmdefinitions</text:p>
          </table:table-cell>
        </table:table-row>
        <table:table-row table:style-name="ro1">
          <table:table-cell office:value-type="string" calcext:value-type="string">
            <text:p>neutron_external_networks</text:p>
          </table:table-cell>
        </table:table-row>
        <table:table-row table:style-name="ro1">
          <table:table-cell office:value-type="string" calcext:value-type="string">
            <text:p>neutron_features</text:p>
          </table:table-cell>
        </table:table-row>
        <table:table-row table:style-name="ro1">
          <table:table-cell office:value-type="string" calcext:value-type="string">
            <text:p>neutron_meters</text:p>
          </table:table-cell>
        </table:table-row>
        <table:table-row table:style-name="ro1">
          <table:table-cell office:value-type="string" calcext:value-type="string">
            <text:p>neutron_troubleshooting</text:p>
          </table:table-cell>
        </table:table-row>
        <table:table-row table:style-name="ro1">
          <table:table-cell office:value-type="string" calcext:value-type="string">
            <text:p>newfeatures50</text:p>
          </table:table-cell>
        </table:table-row>
        <table:table-row table:style-name="ro1">
          <table:table-cell office:value-type="string" calcext:value-type="string">
            <text:p>newsecurity</text:p>
          </table:table-cell>
        </table:table-row>
        <table:table-row table:style-name="ro1">
          <table:table-cell office:value-type="string" calcext:value-type="string">
            <text:p>nic_mapping_for_hlm_virtual_controllers</text:p>
          </table:table-cell>
        </table:table-row>
        <table:table-row table:style-name="ro1">
          <table:table-cell office:value-type="string" calcext:value-type="string">
            <text:p>nova_features</text:p>
          </table:table-cell>
        </table:table-row>
        <table:table-row table:style-name="ro1">
          <table:table-cell office:value-type="string" calcext:value-type="string">
            <text:p>nova_meters</text:p>
          </table:table-cell>
        </table:table-row>
        <table:table-row table:style-name="ro1">
          <table:table-cell office:value-type="string" calcext:value-type="string">
            <text:p>ntp_metrics</text:p>
          </table:table-cell>
        </table:table-row>
        <table:table-row table:style-name="ro1">
          <table:table-cell office:value-type="string" calcext:value-type="string">
            <text:p>OctaviaInstall</text:p>
          </table:table-cell>
        </table:table-row>
        <table:table-row table:style-name="ro1">
          <table:table-cell office:value-type="string" calcext:value-type="string">
            <text:p>onetwo_controller_recovery</text:p>
          </table:table-cell>
        </table:table-row>
        <table:table-row table:style-name="ro1">
          <table:table-cell office:value-type="string" calcext:value-type="string">
            <text:p>ops_managing_networking</text:p>
          </table:table-cell>
        </table:table-row>
        <table:table-row table:style-name="ro1">
          <table:table-cell office:value-type="string" calcext:value-type="string">
            <text:p>other_alarmdefinitions</text:p>
          </table:table-cell>
        </table:table-row>
        <table:table-row table:style-name="ro1">
          <table:table-cell office:value-type="string" calcext:value-type="string">
            <text:p>ovs_metrics</text:p>
          </table:table-cell>
        </table:table-row>
        <table:table-row table:style-name="ro1">
          <table:table-cell office:value-type="string" calcext:value-type="string">
            <text:p>ovs_tuningknobs</text:p>
          </table:table-cell>
        </table:table-row>
        <table:table-row table:style-name="ro1">
          <table:table-cell office:value-type="string" calcext:value-type="string">
            <text:p>partner_integrations</text:p>
          </table:table-cell>
        </table:table-row>
        <table:table-row table:style-name="ro1">
          <table:table-cell office:value-type="string" calcext:value-type="string">
            <text:p>pcipt-gen9</text:p>
          </table:table-cell>
        </table:table-row>
        <table:table-row table:style-name="ro1">
          <table:table-cell office:value-type="string" calcext:value-type="string">
            <text:p>pit_database_recovery</text:p>
          </table:table-cell>
        </table:table-row>
        <table:table-row table:style-name="ro1">
          <table:table-cell office:value-type="string" calcext:value-type="string">
            <text:p>pit_lifecyclemanager_recovery</text:p>
          </table:table-cell>
        </table:table-row>
        <table:table-row table:style-name="ro1">
          <table:table-cell office:value-type="string" calcext:value-type="string">
            <text:p>pit_swiftrings_recovery</text:p>
          </table:table-cell>
        </table:table-row>
        <table:table-row table:style-name="ro1">
          <table:table-cell office:value-type="string" calcext:value-type="string">
            <text:p>pit_vertica_recovery</text:p>
          </table:table-cell>
        </table:table-row>
        <table:table-row table:style-name="ro1">
          <table:table-cell office:value-type="string" calcext:value-type="string">
            <text:p>planned_computenode</text:p>
          </table:table-cell>
        </table:table-row>
        <table:table-row table:style-name="ro1">
          <table:table-cell office:value-type="string" calcext:value-type="string">
            <text:p>planned_maintenance</text:p>
          </table:table-cell>
        </table:table-row>
        <table:table-row table:style-name="ro1">
          <table:table-cell office:value-type="string" calcext:value-type="string">
            <text:p>planned_maintenance_for_ceph_nodes</text:p>
          </table:table-cell>
        </table:table-row>
        <table:table-row table:style-name="ro1">
          <table:table-cell office:value-type="string" calcext:value-type="string">
            <text:p>planned_maintenance_for_swift_nodes</text:p>
          </table:table-cell>
        </table:table-row>
        <table:table-row table:style-name="ro1">
          <table:table-cell office:value-type="string" calcext:value-type="string">
            <text:p>planned_maintenance_task_for_networking_nodes</text:p>
          </table:table-cell>
        </table:table-row>
        <table:table-row table:style-name="ro1">
          <table:table-cell office:value-type="string" calcext:value-type="string">
            <text:p>planned_maintenance_tasks_for_vsa_nodes</text:p>
          </table:table-cell>
        </table:table-row>
        <table:table-row table:style-name="ro1">
          <table:table-cell office:value-type="string" calcext:value-type="string">
            <text:p>previous_backups</text:p>
          </table:table-cell>
        </table:table-row>
        <table:table-row table:style-name="ro1">
          <table:table-cell office:value-type="string" calcext:value-type="string">
            <text:p>process_metrics</text:p>
          </table:table-cell>
        </table:table-row>
        <table:table-row table:style-name="ro1">
          <table:table-cell office:value-type="string" calcext:value-type="string">
            <text:p>provisioning_sles</text:p>
          </table:table-cell>
        </table:table-row>
        <table:table-row table:style-name="ro1">
          <table:table-cell office:value-type="string" calcext:value-type="string">
            <text:p>rabbitmq_metrics</text:p>
          </table:table-cell>
        </table:table-row>
        <table:table-row table:style-name="ro1">
          <table:table-cell office:value-type="string" calcext:value-type="string">
            <text:p>reboot_computenode</text:p>
          </table:table-cell>
        </table:table-row>
        <table:table-row table:style-name="ro1">
          <table:table-cell office:value-type="string" calcext:value-type="string">
            <text:p>rec_min_entryscale_esx_kvm_vsa</text:p>
          </table:table-cell>
        </table:table-row>
        <table:table-row table:style-name="ro1">
          <table:table-cell office:value-type="string" calcext:value-type="string">
            <text:p>rec_min_entryscale_esx_kvm_vsa_mml</text:p>
          </table:table-cell>
        </table:table-row>
        <table:table-row table:style-name="ro1">
          <table:table-cell office:value-type="string" calcext:value-type="string">
            <text:p>rec_min_entryscale_kvm</text:p>
          </table:table-cell>
        </table:table-row>
        <table:table-row table:style-name="ro1">
          <table:table-cell office:value-type="string" calcext:value-type="string">
            <text:p>rec_min_entryscale_kvm_ceph</text:p>
          </table:table-cell>
        </table:table-row>
        <table:table-row table:style-name="ro1">
          <table:table-cell office:value-type="string" calcext:value-type="string">
            <text:p>rec_min_entryscale_kvm_vsa</text:p>
          </table:table-cell>
        </table:table-row>
        <table:table-row table:style-name="ro1">
          <table:table-cell office:value-type="string" calcext:value-type="string">
            <text:p>rec_min_ironic</text:p>
          </table:table-cell>
        </table:table-row>
        <table:table-row table:style-name="ro1">
          <table:table-cell office:value-type="string" calcext:value-type="string">
            <text:p>rec_min_swift</text:p>
          </table:table-cell>
        </table:table-row>
        <table:table-row table:style-name="ro1">
          <table:table-cell office:value-type="string" calcext:value-type="string">
            <text:p>recover_vertica_network</text:p>
          </table:table-cell>
        </table:table-row>
        <table:table-row table:style-name="ro1">
          <table:table-cell office:value-type="string" calcext:value-type="string">
            <text:p>recoverrabbit</text:p>
          </table:table-cell>
        </table:table-row>
        <table:table-row table:style-name="ro1">
          <table:table-cell office:value-type="string" calcext:value-type="string">
            <text:p>register_suse_already_installed</text:p>
          </table:table-cell>
        </table:table-row>
        <table:table-row table:style-name="ro1">
          <table:table-cell office:value-type="string" calcext:value-type="string">
            <text:p>register_suse_automated</text:p>
          </table:table-cell>
        </table:table-row>
        <table:table-row table:style-name="ro1">
          <table:table-cell office:value-type="string" calcext:value-type="string">
            <text:p>register_suse_installation</text:p>
          </table:table-cell>
        </table:table-row>
        <table:table-row table:style-name="ro1">
          <table:table-cell office:value-type="string" calcext:value-type="string">
            <text:p>register_suse_overview</text:p>
          </table:table-cell>
        </table:table-row>
        <table:table-row table:style-name="ro1">
          <table:table-cell office:value-type="string" calcext:value-type="string">
            <text:p>release-notes-501</text:p>
          </table:table-cell>
        </table:table-row>
        <table:table-row table:style-name="ro1">
          <table:table-cell office:value-type="string" calcext:value-type="string">
            <text:p>release-notes-502</text:p>
          </table:table-cell>
        </table:table-row>
        <table:table-row table:style-name="ro1">
          <table:table-cell office:value-type="string" calcext:value-type="string">
            <text:p>remove_datadisk_ceph_osd</text:p>
          </table:table-cell>
        </table:table-row>
        <table:table-row table:style-name="ro1">
          <table:table-cell office:value-type="string" calcext:value-type="string">
            <text:p>replace_ceph_rgw_node</text:p>
          </table:table-cell>
        </table:table-row>
        <table:table-row table:style-name="ro1">
          <table:table-cell office:value-type="string" calcext:value-type="string">
            <text:p>replace_dedicated_lm</text:p>
          </table:table-cell>
        </table:table-row>
        <table:table-row table:style-name="ro1">
          <table:table-cell office:value-type="string" calcext:value-type="string">
            <text:p>replace_shared_lm</text:p>
          </table:table-cell>
        </table:table-row>
        <table:table-row table:style-name="ro1">
          <table:table-cell office:value-type="string" calcext:value-type="string">
            <text:p>replacing_controller_notes</text:p>
          </table:table-cell>
        </table:table-row>
        <table:table-row table:style-name="ro1">
          <table:table-cell office:value-type="string" calcext:value-type="string">
            <text:p>replacing_vsa_node</text:p>
          </table:table-cell>
        </table:table-row>
        <table:table-row table:style-name="ro1">
          <table:table-cell office:value-type="string" calcext:value-type="string">
            <text:p>resize</text:p>
          </table:table-cell>
        </table:table-row>
        <table:table-row table:style-name="ro1">
          <table:table-cell office:value-type="string" calcext:value-type="string">
            <text:p>restoreSharedController</text:p>
          </table:table-cell>
        </table:table-row>
        <table:table-row table:style-name="ro1">
          <table:table-cell office:value-type="string" calcext:value-type="string">
            <text:p>shared_lifecyclemanager_recovery</text:p>
          </table:table-cell>
        </table:table-row>
        <table:table-row table:style-name="ro1">
          <table:table-cell office:value-type="string" calcext:value-type="string">
            <text:p>sles_overview</text:p>
          </table:table-cell>
        </table:table-row>
        <table:table-row table:style-name="ro1">
          <table:table-cell office:value-type="string" calcext:value-type="string">
            <text:p>sles_preinstall</text:p>
          </table:table-cell>
        </table:table-row>
        <table:table-row table:style-name="ro1">
          <table:table-cell office:value-type="string" calcext:value-type="string">
            <text:p>sles_support</text:p>
          </table:table-cell>
        </table:table-row>
        <table:table-row table:style-name="ro1">
          <table:table-cell office:value-type="string" calcext:value-type="string">
            <text:p>sles_toc</text:p>
          </table:table-cell>
        </table:table-row>
        <table:table-row table:style-name="ro1">
          <table:table-cell office:value-type="string" calcext:value-type="string">
            <text:p>sr-iov</text:p>
          </table:table-cell>
        </table:table-row>
        <table:table-row table:style-name="ro1">
          <table:table-cell office:value-type="string" calcext:value-type="string">
            <text:p>storage_alarmdefinitions</text:p>
          </table:table-cell>
        </table:table-row>
        <table:table-row table:style-name="ro1">
          <table:table-cell office:value-type="string" calcext:value-type="string">
            <text:p>storage_unplanned</text:p>
          </table:table-cell>
        </table:table-row>
        <table:table-row table:style-name="ro1">
          <table:table-cell office:value-type="string" calcext:value-type="string">
            <text:p>supported_upstream_keystone_features</text:p>
          </table:table-cell>
        </table:table-row>
        <table:table-row table:style-name="ro1">
          <table:table-cell office:value-type="string" calcext:value-type="string">
            <text:p>swift_features</text:p>
          </table:table-cell>
        </table:table-row>
        <table:table-row table:style-name="ro1">
          <table:table-cell office:value-type="string" calcext:value-type="string">
            <text:p>swift_meters</text:p>
          </table:table-cell>
        </table:table-row>
        <table:table-row table:style-name="ro1">
          <table:table-cell office:value-type="string" calcext:value-type="string">
            <text:p>swift_metrics</text:p>
          </table:table-cell>
        </table:table-row>
        <table:table-row table:style-name="ro1">
          <table:table-cell office:value-type="string" calcext:value-type="string">
            <text:p>swift_storage_unplanned</text:p>
          </table:table-cell>
        </table:table-row>
        <table:table-row table:style-name="ro1">
          <table:table-cell office:value-type="string" calcext:value-type="string">
            <text:p>swiftrings_recovery</text:p>
          </table:table-cell>
        </table:table-row>
        <table:table-row table:style-name="ro1">
          <table:table-cell office:value-type="string" calcext:value-type="string">
            <text:p>system_alarmdefinitions</text:p>
          </table:table-cell>
        </table:table-row>
        <table:table-row table:style-name="ro1">
          <table:table-cell office:value-type="string" calcext:value-type="string">
            <text:p>system_metrics</text:p>
          </table:table-cell>
        </table:table-row>
        <table:table-row table:style-name="ro1">
          <table:table-cell office:value-type="string" calcext:value-type="string">
            <text:p>tech_overview_ataglance</text:p>
          </table:table-cell>
        </table:table-row>
        <table:table-row table:style-name="ro1">
          <table:table-cell office:value-type="string" calcext:value-type="string">
            <text:p>tech_overview_hlm</text:p>
          </table:table-cell>
        </table:table-row>
        <table:table-row table:style-name="ro1">
          <table:table-cell office:value-type="string" calcext:value-type="string">
            <text:p>tech_overview_linux</text:p>
          </table:table-cell>
        </table:table-row>
        <table:table-row table:style-name="ro1">
          <table:table-cell office:value-type="string" calcext:value-type="string">
            <text:p>tech_overview_newimproved</text:p>
          </table:table-cell>
        </table:table-row>
        <table:table-row table:style-name="ro1">
          <table:table-cell office:value-type="string" calcext:value-type="string">
            <text:p>tech_overview_openstack</text:p>
          </table:table-cell>
        </table:table-row>
        <table:table-row table:style-name="ro1">
          <table:table-cell office:value-type="string" calcext:value-type="string">
            <text:p>tech_overview_valueadd</text:p>
          </table:table-cell>
        </table:table-row>
        <table:table-row table:style-name="ro1">
          <table:table-cell office:value-type="string" calcext:value-type="string">
            <text:p>telemetry_alarmdefinitions</text:p>
          </table:table-cell>
        </table:table-row>
        <table:table-row table:style-name="ro1">
          <table:table-cell office:value-type="string" calcext:value-type="string">
            <text:p>third_party_integrations</text:p>
          </table:table-cell>
        </table:table-row>
        <table:table-row table:style-name="ro1">
          <table:table-cell office:value-type="string" calcext:value-type="string">
            <text:p>three_controller_recovery</text:p>
          </table:table-cell>
        </table:table-row>
        <table:table-row table:style-name="ro1">
          <table:table-cell office:value-type="string" calcext:value-type="string">
            <text:p>TLS_MySQL</text:p>
          </table:table-cell>
        </table:table-row>
        <table:table-row table:style-name="ro1">
          <table:table-cell office:value-type="string" calcext:value-type="string">
            <text:p>TLS_RabbitMQ</text:p>
          </table:table-cell>
        </table:table-row>
        <table:table-row table:style-name="ro1">
          <table:table-cell office:value-type="string" calcext:value-type="string">
            <text:p>tls30</text:p>
          </table:table-cell>
        </table:table-row>
        <table:table-row table:style-name="ro1">
          <table:table-cell office:value-type="string" calcext:value-type="string">
            <text:p>topic_a2q_bjw_hx</text:p>
          </table:table-cell>
        </table:table-row>
        <table:table-row table:style-name="ro1">
          <table:table-cell office:value-type="string" calcext:value-type="string">
            <text:p>topic_bxm_gxr_st</text:p>
          </table:table-cell>
        </table:table-row>
        <table:table-row table:style-name="ro1">
          <table:table-cell office:value-type="string" calcext:value-type="string">
            <text:p>topic_dsm_fbs_st</text:p>
          </table:table-cell>
        </table:table-row>
        <table:table-row table:style-name="ro1">
          <table:table-cell office:value-type="string" calcext:value-type="string">
            <text:p>topic_e32_tm2_rt</text:p>
          </table:table-cell>
        </table:table-row>
        <table:table-row table:style-name="ro1">
          <table:table-cell office:value-type="string" calcext:value-type="string">
            <text:p>topic_hzq_2nz_sw</text:p>
          </table:table-cell>
        </table:table-row>
        <table:table-row table:style-name="ro1">
          <table:table-cell office:value-type="string" calcext:value-type="string">
            <text:p>topic_jsc_qps_qt</text:p>
          </table:table-cell>
        </table:table-row>
        <table:table-row table:style-name="ro1">
          <table:table-cell office:value-type="string" calcext:value-type="string">
            <text:p>topic_kyf_brv_vw</text:p>
          </table:table-cell>
        </table:table-row>
        <table:table-row table:style-name="ro1">
          <table:table-cell office:value-type="string" calcext:value-type="string">
            <text:p>topic_mlh_wtn_rt</text:p>
          </table:table-cell>
        </table:table-row>
        <table:table-row table:style-name="ro1">
          <table:table-cell office:value-type="string" calcext:value-type="string">
            <text:p>topic_pgq_mnw_dt</text:p>
          </table:table-cell>
        </table:table-row>
        <table:table-row table:style-name="ro1">
          <table:table-cell office:value-type="string" calcext:value-type="string">
            <text:p>topic_pqr_lyx_yw</text:p>
          </table:table-cell>
        </table:table-row>
        <table:table-row table:style-name="ro1">
          <table:table-cell office:value-type="string" calcext:value-type="string">
            <text:p>topic_pth_st3_mw</text:p>
          </table:table-cell>
        </table:table-row>
        <table:table-row table:style-name="ro1">
          <table:table-cell office:value-type="string" calcext:value-type="string">
            <text:p>topic_rc4_hlq_1y</text:p>
          </table:table-cell>
        </table:table-row>
        <table:table-row table:style-name="ro1">
          <table:table-cell office:value-type="string" calcext:value-type="string">
            <text:p>topic_ry2_cwf_zw</text:p>
          </table:table-cell>
        </table:table-row>
        <table:table-row table:style-name="ro1">
          <table:table-cell office:value-type="string" calcext:value-type="string">
            <text:p>topic_sqg_cvb_dx</text:p>
          </table:table-cell>
        </table:table-row>
        <table:table-row table:style-name="ro1">
          <table:table-cell office:value-type="string" calcext:value-type="string">
            <text:p>topic_vhs_12v_vw</text:p>
          </table:table-cell>
        </table:table-row>
        <table:table-row table:style-name="ro1">
          <table:table-cell office:value-type="string" calcext:value-type="string">
            <text:p>troubleshooting_orchestration</text:p>
          </table:table-cell>
        </table:table-row>
        <table:table-row table:style-name="ro1">
          <table:table-cell office:value-type="string" calcext:value-type="string">
            <text:p>troubleshootingHeat</text:p>
          </table:table-cell>
        </table:table-row>
        <table:table-row table:style-name="ro1">
          <table:table-cell office:value-type="string" calcext:value-type="string">
            <text:p>ts_magnum</text:p>
          </table:table-cell>
        </table:table-row>
        <table:table-row table:style-name="ro1">
          <table:table-cell office:value-type="string" calcext:value-type="string">
            <text:p>unplanned_compute_maintenance</text:p>
          </table:table-cell>
        </table:table-row>
        <table:table-row table:style-name="ro1">
          <table:table-cell office:value-type="string" calcext:value-type="string">
            <text:p>unplanned_maintenance</text:p>
          </table:table-cell>
        </table:table-row>
        <table:table-row table:style-name="ro1">
          <table:table-cell office:value-type="string" calcext:value-type="string">
            <text:p>unsupported40</text:p>
          </table:table-cell>
        </table:table-row>
        <table:table-row table:style-name="ro1">
          <table:table-cell office:value-type="string" calcext:value-type="string">
            <text:p>update_vertica_license</text:p>
          </table:table-cell>
        </table:table-row>
        <table:table-row table:style-name="ro1">
          <table:table-cell office:value-type="string" calcext:value-type="string">
            <text:p>using_opsconsole</text:p>
          </table:table-cell>
        </table:table-row>
        <table:table-row table:style-name="ro1">
          <table:table-cell office:value-type="string" calcext:value-type="string">
            <text:p>vertica_metrics</text:p>
          </table:table-cell>
        </table:table-row>
        <table:table-row table:style-name="ro1">
          <table:table-cell office:value-type="string" calcext:value-type="string">
            <text:p>vlan_transparency</text:p>
          </table:table-cell>
        </table:table-row>
        <table:table-row table:style-name="ro1">
          <table:table-cell office:value-type="string" calcext:value-type="string">
            <text:p>vlan-aware</text:p>
          </table:table-cell>
        </table:table-row>
        <table:table-row table:style-name="ro1">
          <table:table-cell office:value-type="string" calcext:value-type="string">
            <text:p>vsa_storage_unplanned</text:p>
          </table:table-cell>
        </table:table-row>
        <table:table-row table:style-name="ro1">
          <table:table-cell office:value-type="string" calcext:value-type="string">
            <text:p>vsOpenStack</text:p>
          </table:table-cell>
        </table:table-row>
        <table:table-row table:style-name="ro1">
          <table:table-cell office:value-type="string" calcext:value-type="string">
            <text:p>whole_unplanned</text:p>
          </table:table-cell>
        </table:table-row>
        <table:table-row table:style-name="ro1">
          <table:table-cell office:value-type="string" calcext:value-type="string">
            <text:p>without_dvr</text:p>
          </table:table-cell>
        </table:table-row>
        <table:table-row table:style-name="ro1">
          <table:table-cell office:value-type="string" calcext:value-type="string">
            <text:p>working_monitoring</text:p>
          </table:table-cell>
        </table:table-row>
        <table:table-row table:style-name="ro1">
          <table:table-cell office:value-type="string" calcext:value-type="string">
            <text:p>writing_custom_plugins</text:p>
          </table:table-cell>
        </table:table-row>
        <table:table-row table:style-name="ro1">
          <table:table-cell office:value-type="string" calcext:value-type="string">
            <text:p>zookeeper_metrics</text:p>
          </table:table-cell>
        </table:table-row>
      </table:table>
      <table:table table:name="dedup" table:style-name="ta1">
        <table:table-column table:style-name="co1" table:default-cell-style-name="Default"/>
        <table:table-row table:style-name="ro1">
          <table:table-cell office:value-type="string" calcext:value-type="string">
            <text:p>accessing_monitoring</text:p>
          </table:table-cell>
        </table:table-row>
        <table:table-row table:style-name="ro1">
          <table:table-cell office:value-type="string" calcext:value-type="string">
            <text:p>add_monitor_node</text:p>
          </table:table-cell>
        </table:table-row>
        <table:table-row table:style-name="ro1">
          <table:table-cell office:value-type="string" calcext:value-type="string">
            <text:p>add_rados_gateway_node</text:p>
          </table:table-cell>
        </table:table-row>
        <table:table-row table:style-name="ro1">
          <table:table-cell office:value-type="string" calcext:value-type="string">
            <text:p>add_sles_compute</text:p>
          </table:table-cell>
        </table:table-row>
        <table:table-row table:style-name="ro1">
          <table:table-cell office:value-type="string" calcext:value-type="string">
            <text:p>add_vsa</text:p>
          </table:table-cell>
        </table:table-row>
        <table:table-row table:style-name="ro1">
          <table:table-cell office:value-type="string" calcext:value-type="string">
            <text:p>alarm_metrics</text:p>
          </table:table-cell>
        </table:table-row>
        <table:table-row table:style-name="ro1">
          <table:table-cell office:value-type="string" calcext:value-type="string">
            <text:p>alarms_monitoring</text:p>
          </table:table-cell>
        </table:table-row>
        <table:table-row table:style-name="ro1">
          <table:table-cell office:value-type="string" calcext:value-type="string">
            <text:p>apache_metrics</text:p>
          </table:table-cell>
        </table:table-row>
        <table:table-row table:style-name="ro1">
          <table:table-cell office:value-type="string" calcext:value-type="string">
            <text:p>auditing</text:p>
          </table:table-cell>
        </table:table-row>
        <table:table-row table:style-name="ro1">
          <table:table-cell office:value-type="string" calcext:value-type="string">
            <text:p>backup_faq</text:p>
          </table:table-cell>
        </table:table-row>
        <table:table-row table:style-name="ro1">
          <table:table-cell office:value-type="string" calcext:value-type="string">
            <text:p>barbican_40</text:p>
          </table:table-cell>
        </table:table-row>
        <table:table-row table:style-name="ro1">
          <table:table-cell office:value-type="string" calcext:value-type="string">
            <text:p>barbican_features</text:p>
          </table:table-cell>
        </table:table-row>
        <table:table-row table:style-name="ro1">
          <table:table-cell office:value-type="string" calcext:value-type="string">
            <text:p>bura_overview</text:p>
          </table:table-cell>
        </table:table-row>
        <table:table-row table:style-name="ro1">
          <table:table-cell office:value-type="string" calcext:value-type="string">
            <text:p>capacity_reporting_transform</text:p>
          </table:table-cell>
        </table:table-row>
        <table:table-row table:style-name="ro1">
          <table:table-cell office:value-type="string" calcext:value-type="string">
            <text:p>ceilometer_features</text:p>
          </table:table-cell>
        </table:table-row>
        <table:table-row table:style-name="ro1">
          <table:table-cell office:value-type="string" calcext:value-type="string">
            <text:p>ceilometer_metrics</text:p>
          </table:table-cell>
        </table:table-row>
        <table:table-row table:style-name="ro1">
          <table:table-cell office:value-type="string" calcext:value-type="string">
            <text:p>central_log_configure_settings</text:p>
          </table:table-cell>
        </table:table-row>
        <table:table-row table:style-name="ro1">
          <table:table-cell office:value-type="string" calcext:value-type="string">
            <text:p>ceph_config_metrics</text:p>
          </table:table-cell>
        </table:table-row>
        <table:table-row table:style-name="ro1">
          <table:table-cell office:value-type="string" calcext:value-type="string">
            <text:p>ceph_metrics</text:p>
          </table:table-cell>
        </table:table-row>
        <table:table-row table:style-name="ro1">
          <table:table-cell office:value-type="string" calcext:value-type="string">
            <text:p>ceph_overview</text:p>
          </table:table-cell>
        </table:table-row>
        <table:table-row table:style-name="ro1">
          <table:table-cell office:value-type="string" calcext:value-type="string">
            <text:p>ceph_storage_unplanned</text:p>
          </table:table-cell>
        </table:table-row>
        <table:table-row table:style-name="ro1">
          <table:table-cell office:value-type="string" calcext:value-type="string">
            <text:p>ceph_storage_usage</text:p>
          </table:table-cell>
        </table:table-row>
        <table:table-row table:style-name="ro1">
          <table:table-cell office:value-type="string" calcext:value-type="string">
            <text:p>cinder_backend_config</text:p>
          </table:table-cell>
        </table:table-row>
        <table:table-row table:style-name="ro1">
          <table:table-cell office:value-type="string" calcext:value-type="string">
            <text:p>cinder_features</text:p>
          </table:table-cell>
        </table:table-row>
        <table:table-row table:style-name="ro1">
          <table:table-cell office:value-type="string" calcext:value-type="string">
            <text:p>cinder_meters</text:p>
          </table:table-cell>
        </table:table-row>
        <table:table-row table:style-name="ro1">
          <table:table-cell office:value-type="string" calcext:value-type="string">
            <text:p>cinder_metrics</text:p>
          </table:table-cell>
        </table:table-row>
        <table:table-row table:style-name="ro1">
          <table:table-cell office:value-type="string" calcext:value-type="string">
            <text:p>cloudinstallation_overview</text:p>
          </table:table-cell>
        </table:table-row>
        <table:table-row table:style-name="ro1">
          <table:table-cell office:value-type="string" calcext:value-type="string">
            <text:p>comp_planned</text:p>
          </table:table-cell>
        </table:table-row>
        <table:table-row table:style-name="ro1">
          <table:table-cell office:value-type="string" calcext:value-type="string">
            <text:p>compute_alarmdefinitions</text:p>
          </table:table-cell>
        </table:table-row>
        <table:table-row table:style-name="ro1">
          <table:table-cell office:value-type="string" calcext:value-type="string">
            <text:p>compute_metrics</text:p>
          </table:table-cell>
        </table:table-row>
        <table:table-row table:style-name="ro1">
          <table:table-cell office:value-type="string" calcext:value-type="string">
            <text:p>computehost_meters</text:p>
          </table:table-cell>
        </table:table-row>
        <table:table-row table:style-name="ro1">
          <table:table-cell office:value-type="string" calcext:value-type="string">
            <text:p>concept_cpumodel</text:p>
          </table:table-cell>
        </table:table-row>
        <table:table-row table:style-name="ro1">
          <table:table-cell office:value-type="string" calcext:value-type="string">
            <text:p>concept_memorymodel</text:p>
          </table:table-cell>
        </table:table-row>
        <table:table-row table:style-name="ro1">
          <table:table-cell table:style-name="ce1" office:value-type="string" calcext:value-type="string">
            <text:p>config_ceph</text:p>
          </table:table-cell>
        </table:table-row>
        <table:table-row table:style-name="ro1">
          <table:table-cell office:value-type="string" calcext:value-type="string">
            <text:p>config_ceph_boot</text:p>
          </table:table-cell>
        </table:table-row>
        <table:table-row table:style-name="ro1">
          <table:table-cell office:value-type="string" calcext:value-type="string">
            <text:p>config_metrics</text:p>
          </table:table-cell>
        </table:table-row>
        <table:table-row table:style-name="ro1">
          <table:table-cell office:value-type="string" calcext:value-type="string">
            <text:p>config_mon_database</text:p>
          </table:table-cell>
        </table:table-row>
        <table:table-row table:style-name="ro1">
          <table:table-cell office:value-type="string" calcext:value-type="string">
            <text:p>config_mon_notemail</text:p>
          </table:table-cell>
        </table:table-row>
        <table:table-row table:style-name="ro1">
          <table:table-cell office:value-type="string" calcext:value-type="string">
            <text:p>configuring_alarm_definitions</text:p>
          </table:table-cell>
        </table:table-row>
        <table:table-row table:style-name="ro1">
          <table:table-cell office:value-type="string" calcext:value-type="string">
            <text:p>configuring_brocade_fibre_channel</text:p>
          </table:table-cell>
        </table:table-row>
        <table:table-row table:style-name="ro1">
          <table:table-cell office:value-type="string" calcext:value-type="string">
            <text:p>configuring_check_plugins</text:p>
          </table:table-cell>
        </table:table-row>
        <table:table-row table:style-name="ro1">
          <table:table-cell office:value-type="string" calcext:value-type="string">
            <text:p>connect_opsconsole</text:p>
          </table:table-cell>
        </table:table-row>
        <table:table-row table:style-name="ro1">
          <table:table-cell office:value-type="string" calcext:value-type="string">
            <text:p>console_alarmdefinitions</text:p>
          </table:table-cell>
        </table:table-row>
        <table:table-row table:style-name="ro1">
          <table:table-cell office:value-type="string" calcext:value-type="string">
            <text:p>cont_planned</text:p>
          </table:table-cell>
        </table:table-row>
        <table:table-row table:style-name="ro1">
          <table:table-cell office:value-type="string" calcext:value-type="string">
            <text:p>cont_ungplanned</text:p>
          </table:table-cell>
        </table:table-row>
        <table:table-row table:style-name="ro1">
          <table:table-cell office:value-type="string" calcext:value-type="string">
            <text:p>crash_metrics</text:p>
          </table:table-cell>
        </table:table-row>
        <table:table-row table:style-name="ro1">
          <table:table-cell table:style-name="ce1" office:value-type="string" calcext:value-type="string">
            <text:p>create_magnum_cluster</text:p>
          </table:table-cell>
        </table:table-row>
        <table:table-row table:style-name="ro1">
          <table:table-cell office:value-type="string" calcext:value-type="string">
            <text:p>crt_adding_transform_spark</text:p>
          </table:table-cell>
        </table:table-row>
        <table:table-row table:style-name="ro1">
          <table:table-cell office:value-type="string" calcext:value-type="string">
            <text:p>crt_aggregated_metrics</text:p>
          </table:table-cell>
        </table:table-row>
        <table:table-row table:style-name="ro1">
          <table:table-cell office:value-type="string" calcext:value-type="string">
            <text:p>crt_arch_transform_spark</text:p>
          </table:table-cell>
        </table:table-row>
        <table:table-row table:style-name="ro1">
          <table:table-cell office:value-type="string" calcext:value-type="string">
            <text:p>crt_change_compute_host</text:p>
          </table:table-cell>
        </table:table-row>
        <table:table-row table:style-name="ro1">
          <table:table-cell office:value-type="string" calcext:value-type="string">
            <text:p>crt_components</text:p>
          </table:table-cell>
        </table:table-row>
        <table:table-row table:style-name="ro1">
          <table:table-cell office:value-type="string" calcext:value-type="string">
            <text:p>crt_deployment</text:p>
          </table:table-cell>
        </table:table-row>
        <table:table-row table:style-name="ro1">
          <table:table-cell office:value-type="string" calcext:value-type="string">
            <text:p>crt_features</text:p>
          </table:table-cell>
        </table:table-row>
        <table:table-row table:style-name="ro1">
          <table:table-cell office:value-type="string" calcext:value-type="string">
            <text:p>crt_increasing_scale</text:p>
          </table:table-cell>
        </table:table-row>
        <table:table-row table:style-name="ro1">
          <table:table-cell office:value-type="string" calcext:value-type="string">
            <text:p>crt_overview</text:p>
          </table:table-cell>
        </table:table-row>
        <table:table-row table:style-name="ro1">
          <table:table-cell office:value-type="string" calcext:value-type="string">
            <text:p>crt_reconfigure</text:p>
          </table:table-cell>
        </table:table-row>
        <table:table-row table:style-name="ro1">
          <table:table-cell office:value-type="string" calcext:value-type="string">
            <text:p>crt_upgrade</text:p>
          </table:table-cell>
        </table:table-row>
        <table:table-row table:style-name="ro1">
          <table:table-cell office:value-type="string" calcext:value-type="string">
            <text:p>d1e1009</text:p>
          </table:table-cell>
        </table:table-row>
        <table:table-row table:style-name="ro1">
          <table:table-cell office:value-type="string" calcext:value-type="string">
            <text:p>d1e1053</text:p>
          </table:table-cell>
        </table:table-row>
        <table:table-row table:style-name="ro1">
          <table:table-cell office:value-type="string" calcext:value-type="string">
            <text:p>d1e1125</text:p>
          </table:table-cell>
        </table:table-row>
        <table:table-row table:style-name="ro1">
          <table:table-cell office:value-type="string" calcext:value-type="string">
            <text:p>d1e119</text:p>
          </table:table-cell>
        </table:table-row>
        <table:table-row table:style-name="ro1">
          <table:table-cell office:value-type="string" calcext:value-type="string">
            <text:p>d1e1196</text:p>
          </table:table-cell>
        </table:table-row>
        <table:table-row table:style-name="ro1">
          <table:table-cell office:value-type="string" calcext:value-type="string">
            <text:p>d1e146</text:p>
          </table:table-cell>
        </table:table-row>
        <table:table-row table:style-name="ro1">
          <table:table-cell office:value-type="string" calcext:value-type="string">
            <text:p>d1e1813</text:p>
          </table:table-cell>
        </table:table-row>
        <table:table-row table:style-name="ro1">
          <table:table-cell office:value-type="string" calcext:value-type="string">
            <text:p>d1e1847</text:p>
          </table:table-cell>
        </table:table-row>
        <table:table-row table:style-name="ro1">
          <table:table-cell office:value-type="string" calcext:value-type="string">
            <text:p>d1e185</text:p>
          </table:table-cell>
        </table:table-row>
        <table:table-row table:style-name="ro1">
          <table:table-cell office:value-type="string" calcext:value-type="string">
            <text:p>d1e1863</text:p>
          </table:table-cell>
        </table:table-row>
        <table:table-row table:style-name="ro1">
          <table:table-cell office:value-type="string" calcext:value-type="string">
            <text:p>d1e1878</text:p>
          </table:table-cell>
        </table:table-row>
        <table:table-row table:style-name="ro1">
          <table:table-cell office:value-type="string" calcext:value-type="string">
            <text:p>d1e1894</text:p>
          </table:table-cell>
        </table:table-row>
        <table:table-row table:style-name="ro1">
          <table:table-cell office:value-type="string" calcext:value-type="string">
            <text:p>d1e1964</text:p>
          </table:table-cell>
        </table:table-row>
        <table:table-row table:style-name="ro1">
          <table:table-cell office:value-type="string" calcext:value-type="string">
            <text:p>d1e1977</text:p>
          </table:table-cell>
        </table:table-row>
        <table:table-row table:style-name="ro1">
          <table:table-cell office:value-type="string" calcext:value-type="string">
            <text:p>d1e225</text:p>
          </table:table-cell>
        </table:table-row>
        <table:table-row table:style-name="ro1">
          <table:table-cell office:value-type="string" calcext:value-type="string">
            <text:p>d1e236</text:p>
          </table:table-cell>
        </table:table-row>
        <table:table-row table:style-name="ro1">
          <table:table-cell office:value-type="string" calcext:value-type="string">
            <text:p>d1e283</text:p>
          </table:table-cell>
        </table:table-row>
        <table:table-row table:style-name="ro1">
          <table:table-cell office:value-type="string" calcext:value-type="string">
            <text:p>d1e30</text:p>
          </table:table-cell>
        </table:table-row>
        <table:table-row table:style-name="ro1">
          <table:table-cell office:value-type="string" calcext:value-type="string">
            <text:p>d1e43</text:p>
          </table:table-cell>
        </table:table-row>
        <table:table-row table:style-name="ro1">
          <table:table-cell office:value-type="string" calcext:value-type="string">
            <text:p>d1e437</text:p>
          </table:table-cell>
        </table:table-row>
        <table:table-row table:style-name="ro1">
          <table:table-cell office:value-type="string" calcext:value-type="string">
            <text:p>d1e5</text:p>
          </table:table-cell>
        </table:table-row>
        <table:table-row table:style-name="ro1">
          <table:table-cell office:value-type="string" calcext:value-type="string">
            <text:p>d1e51</text:p>
          </table:table-cell>
        </table:table-row>
        <table:table-row table:style-name="ro1">
          <table:table-cell office:value-type="string" calcext:value-type="string">
            <text:p>d1e55</text:p>
          </table:table-cell>
        </table:table-row>
        <table:table-row table:style-name="ro1">
          <table:table-cell office:value-type="string" calcext:value-type="string">
            <text:p>d1e603</text:p>
          </table:table-cell>
        </table:table-row>
        <table:table-row table:style-name="ro1">
          <table:table-cell office:value-type="string" calcext:value-type="string">
            <text:p>d1e637</text:p>
          </table:table-cell>
        </table:table-row>
        <table:table-row table:style-name="ro1">
          <table:table-cell office:value-type="string" calcext:value-type="string">
            <text:p>d1e683</text:p>
          </table:table-cell>
        </table:table-row>
        <table:table-row table:style-name="ro1">
          <table:table-cell office:value-type="string" calcext:value-type="string">
            <text:p>d1e717</text:p>
          </table:table-cell>
        </table:table-row>
        <table:table-row table:style-name="ro1">
          <table:table-cell office:value-type="string" calcext:value-type="string">
            <text:p>d1e748</text:p>
          </table:table-cell>
        </table:table-row>
        <table:table-row table:style-name="ro1">
          <table:table-cell office:value-type="string" calcext:value-type="string">
            <text:p>d1e755</text:p>
          </table:table-cell>
        </table:table-row>
        <table:table-row table:style-name="ro1">
          <table:table-cell office:value-type="string" calcext:value-type="string">
            <text:p>d1e792</text:p>
          </table:table-cell>
        </table:table-row>
        <table:table-row table:style-name="ro1">
          <table:table-cell office:value-type="string" calcext:value-type="string">
            <text:p>d1e835</text:p>
          </table:table-cell>
        </table:table-row>
        <table:table-row table:style-name="ro1">
          <table:table-cell office:value-type="string" calcext:value-type="string">
            <text:p>d1e92</text:p>
          </table:table-cell>
        </table:table-row>
        <table:table-row table:style-name="ro1">
          <table:table-cell office:value-type="string" calcext:value-type="string">
            <text:p>d1e956</text:p>
          </table:table-cell>
        </table:table-row>
        <table:table-row table:style-name="ro1">
          <table:table-cell office:value-type="string" calcext:value-type="string">
            <text:p>d1e983</text:p>
          </table:table-cell>
        </table:table-row>
        <table:table-row table:style-name="ro1">
          <table:table-cell office:value-type="string" calcext:value-type="string">
            <text:p>DCN_integration</text:p>
          </table:table-cell>
        </table:table-row>
        <table:table-row table:style-name="ro1">
          <table:table-cell office:value-type="string" calcext:value-type="string">
            <text:p>DCN_ml2</text:p>
          </table:table-cell>
        </table:table-row>
        <table:table-row table:style-name="ro1">
          <table:table-cell office:value-type="string" calcext:value-type="string">
            <text:p>ded_lifecyclemanager_recovery</text:p>
          </table:table-cell>
        </table:table-row>
        <table:table-row table:style-name="ro1">
          <table:table-cell office:value-type="string" calcext:value-type="string">
            <text:p>deleteStuckLoadbalancer</text:p>
          </table:table-cell>
        </table:table-row>
        <table:table-row table:style-name="ro1">
          <table:table-cell office:value-type="string" calcext:value-type="string">
            <text:p>deploy_kubernetes_app</text:p>
          </table:table-cell>
        </table:table-row>
        <table:table-row table:style-name="ro1">
          <table:table-cell office:value-type="string" calcext:value-type="string">
            <text:p>deploying_apache_mesos_ubuntu</text:p>
          </table:table-cell>
        </table:table-row>
        <table:table-row table:style-name="ro1">
          <table:table-cell office:value-type="string" calcext:value-type="string">
            <text:p>deploying_docker_fedora_atomic</text:p>
          </table:table-cell>
        </table:table-row>
        <table:table-row table:style-name="ro1">
          <table:table-cell office:value-type="string" calcext:value-type="string">
            <text:p>deploying_kubernetes_coreos</text:p>
          </table:table-cell>
        </table:table-row>
        <table:table-row table:style-name="ro1">
          <table:table-cell office:value-type="string" calcext:value-type="string">
            <text:p>deploying_kubernetes_fedora_atomic</text:p>
          </table:table-cell>
        </table:table-row>
        <table:table-row table:style-name="ro1">
          <table:table-cell office:value-type="string" calcext:value-type="string">
            <text:p>DesignateBIND</text:p>
          </table:table-cell>
        </table:table-row>
        <table:table-row table:style-name="ro1">
          <table:table-cell office:value-type="string" calcext:value-type="string">
            <text:p>DesignateInstallOverview</text:p>
          </table:table-cell>
        </table:table-row>
        <table:table-row table:style-name="ro1">
          <table:table-cell office:value-type="string" calcext:value-type="string">
            <text:p>DesignatePowerDNS</text:p>
          </table:table-cell>
        </table:table-row>
        <table:table-row table:style-name="ro1">
          <table:table-cell office:value-type="string" calcext:value-type="string">
            <text:p>directory_metrics</text:p>
          </table:table-cell>
        </table:table-row>
        <table:table-row table:style-name="ro1">
          <table:table-cell office:value-type="string" calcext:value-type="string">
            <text:p>DNS_NS</text:p>
          </table:table-cell>
        </table:table-row>
        <table:table-row table:style-name="ro1">
          <table:table-cell office:value-type="string" calcext:value-type="string">
            <text:p>dpdk</text:p>
          </table:table-cell>
        </table:table-row>
        <table:table-row table:style-name="ro1">
          <table:table-cell office:value-type="string" calcext:value-type="string">
            <text:p>dpdk_config</text:p>
          </table:table-cell>
        </table:table-row>
        <table:table-row table:style-name="ro1">
          <table:table-cell office:value-type="string" calcext:value-type="string">
            <text:p>dpdk_setup</text:p>
          </table:table-cell>
        </table:table-row>
        <table:table-row table:style-name="ro1">
          <table:table-cell office:value-type="string" calcext:value-type="string">
            <text:p>dpdk_troubleshooting</text:p>
          </table:table-cell>
        </table:table-row>
        <table:table-row table:style-name="ro1">
          <table:table-cell office:value-type="string" calcext:value-type="string">
            <text:p>elasticsearch_metrics</text:p>
          </table:table-cell>
        </table:table-row>
        <table:table-row table:style-name="ro1">
          <table:table-cell office:value-type="string" calcext:value-type="string">
            <text:p>enable_rabbitmq_admin_console</text:p>
          </table:table-cell>
        </table:table-row>
        <table:table-row table:style-name="ro1">
          <table:table-cell office:value-type="string" calcext:value-type="string">
            <text:p>enabling_the_nova_resize</text:p>
          </table:table-cell>
        </table:table-row>
        <table:table-row table:style-name="ro1">
          <table:table-cell office:value-type="string" calcext:value-type="string">
            <text:p>encryption_ephemeral</text:p>
          </table:table-cell>
        </table:table-row>
        <table:table-row table:style-name="ro1">
          <table:table-cell office:value-type="string" calcext:value-type="string">
            <text:p>esx_alarmdefinitions</text:p>
          </table:table-cell>
        </table:table-row>
        <table:table-row table:style-name="ro1">
          <table:table-cell office:value-type="string" calcext:value-type="string">
            <text:p>fixedissues50</text:p>
          </table:table-cell>
        </table:table-row>
        <table:table-row table:style-name="ro1">
          <table:table-cell office:value-type="string" calcext:value-type="string">
            <text:p>freezer_features</text:p>
          </table:table-cell>
        </table:table-row>
        <table:table-row table:style-name="ro1">
          <table:table-cell office:value-type="string" calcext:value-type="string">
            <text:p>freezerUI</text:p>
          </table:table-cell>
        </table:table-row>
        <table:table-row table:style-name="ro1">
          <table:table-cell office:value-type="string" calcext:value-type="string">
            <text:p>full_recovery</text:p>
          </table:table-cell>
        </table:table-row>
        <table:table-row table:style-name="ro1">
          <table:table-cell office:value-type="string" calcext:value-type="string">
            <text:p>glance_features</text:p>
          </table:table-cell>
        </table:table-row>
        <table:table-row table:style-name="ro1">
          <table:table-cell office:value-type="string" calcext:value-type="string">
            <text:p>glance_meters</text:p>
          </table:table-cell>
        </table:table-row>
        <table:table-row table:style-name="ro1">
          <table:table-cell office:value-type="string" calcext:value-type="string">
            <text:p>haproxy_metrics</text:p>
          </table:table-cell>
        </table:table-row>
        <table:table-row table:style-name="ro1">
          <table:table-cell office:value-type="string" calcext:value-type="string">
            <text:p>heat_features</text:p>
          </table:table-cell>
        </table:table-row>
        <table:table-row table:style-name="ro1">
          <table:table-cell office:value-type="string" calcext:value-type="string">
            <text:p>help_opsconsole</text:p>
          </table:table-cell>
        </table:table-row>
        <table:table-row table:style-name="ro1">
          <table:table-cell office:value-type="string" calcext:value-type="string">
            <text:p>hipchat_plugin</text:p>
          </table:table-cell>
        </table:table-row>
        <table:table-row table:style-name="ro1">
          <table:table-cell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horizon_features</text:p>
          </table:table-cell>
        </table:table-row>
        <table:table-row table:style-name="ro1">
          <table:table-cell office:value-type="string" calcext:value-type="string">
            <text:p>HOS5NewtonFeatures</text:p>
          </table:table-cell>
        </table:table-row>
        <table:table-row table:style-name="ro1">
          <table:table-cell office:value-type="string" calcext:value-type="string">
            <text:p>httpcheck_metrics</text:p>
          </table:table-cell>
        </table:table-row>
        <table:table-row table:style-name="ro1">
          <table:table-cell office:value-type="string" calcext:value-type="string">
            <text:p>hugepages</text:p>
          </table:table-cell>
        </table:table-row>
        <table:table-row table:style-name="ro1">
          <table:table-cell office:value-type="string" calcext:value-type="string">
            <text:p>hw_support_diskcalc</text:p>
          </table:table-cell>
        </table:table-row>
        <table:table-row table:style-name="ro1">
          <table:table-cell office:value-type="string" calcext:value-type="string">
            <text:p>hw_support_esxguestos</text:p>
          </table:table-cell>
        </table:table-row>
        <table:table-row table:style-name="ro1">
          <table:table-cell office:value-type="string" calcext:value-type="string">
            <text:p>hw_support_hardware</text:p>
          </table:table-cell>
        </table:table-row>
        <table:table-row table:style-name="ro1">
          <table:table-cell office:value-type="string" calcext:value-type="string">
            <text:p>hw_support_hardwareconfig</text:p>
          </table:table-cell>
        </table:table-row>
        <table:table-row table:style-name="ro1">
          <table:table-cell office:value-type="string" calcext:value-type="string">
            <text:p>hw_support_ironicguestos</text:p>
          </table:table-cell>
        </table:table-row>
        <table:table-row table:style-name="ro1">
          <table:table-cell office:value-type="string" calcext:value-type="string">
            <text:p>hw_support_kvmguestos</text:p>
          </table:table-cell>
        </table:table-row>
        <table:table-row table:style-name="ro1">
          <table:table-cell office:value-type="string" calcext:value-type="string">
            <text:p>hw_support_openstackvers</text:p>
          </table:table-cell>
        </table:table-row>
        <table:table-row table:style-name="ro1">
          <table:table-cell office:value-type="string" calcext:value-type="string">
            <text:p>hw_support_perfnotes</text:p>
          </table:table-cell>
        </table:table-row>
        <table:table-row table:style-name="ro1">
          <table:table-cell office:value-type="string" calcext:value-type="string">
            <text:p>hw_support_scaling</text:p>
          </table:table-cell>
        </table:table-row>
        <table:table-row table:style-name="ro1">
          <table:table-cell office:value-type="string" calcext:value-type="string">
            <text:p>hw_support_software</text:p>
          </table:table-cell>
        </table:table-row>
        <table:table-row table:style-name="ro1">
          <table:table-cell office:value-type="string" calcext:value-type="string">
            <text:p>id_pml_zvr_5v</text:p>
          </table:table-cell>
        </table:table-row>
        <table:table-row table:style-name="ro1">
          <table:table-cell office:value-type="string" calcext:value-type="string">
            <text:p>identity_alarmdefinitions</text:p>
          </table:table-cell>
        </table:table-row>
        <table:table-row table:style-name="ro1">
          <table:table-cell office:value-type="string" calcext:value-type="string">
            <text:p>install_esx</text:p>
          </table:table-cell>
        </table:table-row>
        <table:table-row table:style-name="ro1">
          <table:table-cell office:value-type="string" calcext:value-type="string">
            <text:p>install_ironic</text:p>
          </table:table-cell>
        </table:table-row>
        <table:table-row table:style-name="ro1">
          <table:table-cell office:value-type="string" calcext:value-type="string">
            <text:p>install_openstack_clients</text:p>
          </table:table-cell>
        </table:table-row>
        <table:table-row table:style-name="ro1">
          <table:table-cell office:value-type="string" calcext:value-type="string">
            <text:p>install_rhel_uefi</text:p>
          </table:table-cell>
        </table:table-row>
        <table:table-row table:style-name="ro1">
          <table:table-cell office:value-type="string" calcext:value-type="string">
            <text:p>install_sles</text:p>
          </table:table-cell>
        </table:table-row>
        <table:table-row table:style-name="ro1">
          <table:table-cell office:value-type="string" calcext:value-type="string">
            <text:p>install_sles_ceph</text:p>
          </table:table-cell>
        </table:table-row>
        <table:table-row table:style-name="ro1">
          <table:table-cell office:value-type="string" calcext:value-type="string">
            <text:p>install_sles_compute</text:p>
          </table:table-cell>
        </table:table-row>
        <table:table-row table:style-name="ro1">
          <table:table-cell office:value-type="string" calcext:value-type="string">
            <text:p>install_vcp</text:p>
          </table:table-cell>
        </table:table-row>
        <table:table-row table:style-name="ro1">
          <table:table-cell office:value-type="string" calcext:value-type="string">
            <text:p>integration_of_plugins_with_monasca-agent</text:p>
          </table:table-cell>
        </table:table-row>
        <table:table-row table:style-name="ro1">
          <table:table-cell office:value-type="string" calcext:value-type="string">
            <text:p>ironic_features</text:p>
          </table:table-cell>
        </table:table-row>
        <table:table-row table:style-name="ro1">
          <table:table-cell office:value-type="string" calcext:value-type="string">
            <text:p>ironic_oneview_integration</text:p>
          </table:table-cell>
        </table:table-row>
        <table:table-row table:style-name="ro1">
          <table:table-cell office:value-type="string" calcext:value-type="string">
            <text:p>ironic-provisioning</text:p>
          </table:table-cell>
        </table:table-row>
        <table:table-row table:style-name="ro1">
          <table:table-cell office:value-type="string" calcext:value-type="string">
            <text:p>ironic-provisioning-multi-tenancy</text:p>
          </table:table-cell>
        </table:table-row>
        <table:table-row table:style-name="ro1">
          <table:table-cell office:value-type="string" calcext:value-type="string">
            <text:p>ironic-tls</text:p>
          </table:table-cell>
        </table:table-row>
        <table:table-row table:style-name="ro1">
          <table:table-cell office:value-type="string" calcext:value-type="string">
            <text:p>kafka_metrics</text:p>
          </table:table-cell>
        </table:table-row>
        <table:table-row table:style-name="ro1">
          <table:table-cell office:value-type="string" calcext:value-type="string">
            <text:p>keystone_features</text:p>
          </table:table-cell>
        </table:table-row>
        <table:table-row table:style-name="ro1">
          <table:table-cell office:value-type="string" calcext:value-type="string">
            <text:p>knownissues50</text:p>
          </table:table-cell>
        </table:table-row>
        <table:table-row table:style-name="ro1">
          <table:table-cell office:value-type="string" calcext:value-type="string">
            <text:p>l2gw5930</text:p>
          </table:table-cell>
        </table:table-row>
        <table:table-row table:style-name="ro1">
          <table:table-cell office:value-type="string" calcext:value-type="string">
            <text:p>ldap</text:p>
          </table:table-cell>
        </table:table-row>
        <table:table-row table:style-name="ro1">
          <table:table-cell office:value-type="string" calcext:value-type="string">
            <text:p>libvirt_metrics</text:p>
          </table:table-cell>
        </table:table-row>
        <table:table-row table:style-name="ro1">
          <table:table-cell office:value-type="string" calcext:value-type="string">
            <text:p>libvirt_tuningknobs</text:p>
          </table:table-cell>
        </table:table-row>
        <table:table-row table:style-name="ro1">
          <table:table-cell office:value-type="string" calcext:value-type="string">
            <text:p>licensinghos50</text:p>
          </table:table-cell>
        </table:table-row>
        <table:table-row table:style-name="ro1">
          <table:table-cell office:value-type="string" calcext:value-type="string">
            <text:p>lifecyclemanager_recovery</text:p>
          </table:table-cell>
        </table:table-row>
        <table:table-row table:style-name="ro1">
          <table:table-cell office:value-type="string" calcext:value-type="string">
            <text:p>logging_features</text:p>
          </table:table-cell>
        </table:table-row>
        <table:table-row table:style-name="ro1">
          <table:table-cell office:value-type="string" calcext:value-type="string">
            <text:p>magnum_features</text:p>
          </table:table-cell>
        </table:table-row>
        <table:table-row table:style-name="ro1">
          <table:table-cell office:value-type="string" calcext:value-type="string">
            <text:p>MagnumArchitecture</text:p>
          </table:table-cell>
        </table:table-row>
        <table:table-row table:style-name="ro1">
          <table:table-cell office:value-type="string" calcext:value-type="string">
            <text:p>MagnumInstall</text:p>
          </table:table-cell>
        </table:table-row>
        <table:table-row table:style-name="ro1">
          <table:table-cell office:value-type="string" calcext:value-type="string">
            <text:p>MagnumIntegrateDNS</text:p>
          </table:table-cell>
        </table:table-row>
        <table:table-row table:style-name="ro1">
          <table:table-cell office:value-type="string" calcext:value-type="string">
            <text:p>MagnumOverview</text:p>
          </table:table-cell>
        </table:table-row>
        <table:table-row table:style-name="ro1">
          <table:table-cell office:value-type="string" calcext:value-type="string">
            <text:p>metric_performance_considerations</text:p>
          </table:table-cell>
        </table:table-row>
        <table:table-row table:style-name="ro1">
          <table:table-cell office:value-type="string" calcext:value-type="string">
            <text:p>monasca_agent</text:p>
          </table:table-cell>
        </table:table-row>
        <table:table-row table:style-name="ro1">
          <table:table-cell office:value-type="string" calcext:value-type="string">
            <text:p>monasca_agg_metrics</text:p>
          </table:table-cell>
        </table:table-row>
        <table:table-row table:style-name="ro1">
          <table:table-cell office:value-type="string" calcext:value-type="string">
            <text:p>monasca_features</text:p>
          </table:table-cell>
        </table:table-row>
        <table:table-row table:style-name="ro1">
          <table:table-cell office:value-type="string" calcext:value-type="string">
            <text:p>monasca_integration_overview</text:p>
          </table:table-cell>
        </table:table-row>
        <table:table-row table:style-name="ro1">
          <table:table-cell office:value-type="string" calcext:value-type="string">
            <text:p>monasca_jira_plugin</text:p>
          </table:table-cell>
        </table:table-row>
        <table:table-row table:style-name="ro1">
          <table:table-cell office:value-type="string" calcext:value-type="string">
            <text:p>monasca_metrics</text:p>
          </table:table-cell>
        </table:table-row>
        <table:table-row table:style-name="ro1">
          <table:table-cell office:value-type="string" calcext:value-type="string">
            <text:p>monasca_notification_plugins</text:p>
          </table:table-cell>
        </table:table-row>
        <table:table-row table:style-name="ro1">
          <table:table-cell office:value-type="string" calcext:value-type="string">
            <text:p>monasca_slack_plugin</text:p>
          </table:table-cell>
        </table:table-row>
        <table:table-row table:style-name="ro1">
          <table:table-cell office:value-type="string" calcext:value-type="string">
            <text:p>monitoring</text:p>
          </table:table-cell>
        </table:table-row>
        <table:table-row table:style-name="ro1">
          <table:table-cell office:value-type="string" calcext:value-type="string">
            <text:p>monitoring_3rd_party_components_with_monasca</text:p>
          </table:table-cell>
        </table:table-row>
        <table:table-row table:style-name="ro1">
          <table:table-cell office:value-type="string" calcext:value-type="string">
            <text:p>monitoring_overview</text:p>
          </table:table-cell>
        </table:table-row>
        <table:table-row table:style-name="ro1">
          <table:table-cell office:value-type="string" calcext:value-type="string">
            <text:p>monitoring_service</text:p>
          </table:table-cell>
        </table:table-row>
        <table:table-row table:style-name="ro1">
          <table:table-cell office:value-type="string" calcext:value-type="string">
            <text:p>moving_from_dvr_deployments</text:p>
          </table:table-cell>
        </table:table-row>
        <table:table-row table:style-name="ro1">
          <table:table-cell office:value-type="string" calcext:value-type="string">
            <text:p>mysql_metrics</text:p>
          </table:table-cell>
        </table:table-row>
        <table:table-row table:style-name="ro1">
          <table:table-cell office:value-type="string" calcext:value-type="string">
            <text:p>nagios_integration</text:p>
          </table:table-cell>
        </table:table-row>
        <table:table-row table:style-name="ro1">
          <table:table-cell office:value-type="string" calcext:value-type="string">
            <text:p>networking_alarmdefinitions</text:p>
          </table:table-cell>
        </table:table-row>
        <table:table-row table:style-name="ro1">
          <table:table-cell office:value-type="string" calcext:value-type="string">
            <text:p>neutron_external_networks</text:p>
          </table:table-cell>
        </table:table-row>
        <table:table-row table:style-name="ro1">
          <table:table-cell office:value-type="string" calcext:value-type="string">
            <text:p>neutron_features</text:p>
          </table:table-cell>
        </table:table-row>
        <table:table-row table:style-name="ro1">
          <table:table-cell office:value-type="string" calcext:value-type="string">
            <text:p>neutron_meters</text:p>
          </table:table-cell>
        </table:table-row>
        <table:table-row table:style-name="ro1">
          <table:table-cell office:value-type="string" calcext:value-type="string">
            <text:p>neutron_troubleshooting</text:p>
          </table:table-cell>
        </table:table-row>
        <table:table-row table:style-name="ro1">
          <table:table-cell office:value-type="string" calcext:value-type="string">
            <text:p>newfeatures50</text:p>
          </table:table-cell>
        </table:table-row>
        <table:table-row table:style-name="ro1">
          <table:table-cell office:value-type="string" calcext:value-type="string">
            <text:p>newsecurity</text:p>
          </table:table-cell>
        </table:table-row>
        <table:table-row table:style-name="ro1">
          <table:table-cell office:value-type="string" calcext:value-type="string">
            <text:p>nic_mapping_for_hlm_virtual_controllers</text:p>
          </table:table-cell>
        </table:table-row>
        <table:table-row table:style-name="ro1">
          <table:table-cell office:value-type="string" calcext:value-type="string">
            <text:p>nova_features</text:p>
          </table:table-cell>
        </table:table-row>
        <table:table-row table:style-name="ro1">
          <table:table-cell office:value-type="string" calcext:value-type="string">
            <text:p>nova_meters</text:p>
          </table:table-cell>
        </table:table-row>
        <table:table-row table:style-name="ro1">
          <table:table-cell office:value-type="string" calcext:value-type="string">
            <text:p>ntp_metrics</text:p>
          </table:table-cell>
        </table:table-row>
        <table:table-row table:style-name="ro1">
          <table:table-cell office:value-type="string" calcext:value-type="string">
            <text:p>OctaviaInstall</text:p>
          </table:table-cell>
        </table:table-row>
        <table:table-row table:style-name="ro1">
          <table:table-cell office:value-type="string" calcext:value-type="string">
            <text:p>onetwo_controller_recovery</text:p>
          </table:table-cell>
        </table:table-row>
        <table:table-row table:style-name="ro1">
          <table:table-cell office:value-type="string" calcext:value-type="string">
            <text:p>ops_managing_networking</text:p>
          </table:table-cell>
        </table:table-row>
        <table:table-row table:style-name="ro1">
          <table:table-cell office:value-type="string" calcext:value-type="string">
            <text:p>other_alarmdefinitions</text:p>
          </table:table-cell>
        </table:table-row>
        <table:table-row table:style-name="ro1">
          <table:table-cell office:value-type="string" calcext:value-type="string">
            <text:p>ovs_metrics</text:p>
          </table:table-cell>
        </table:table-row>
        <table:table-row table:style-name="ro1">
          <table:table-cell office:value-type="string" calcext:value-type="string">
            <text:p>ovs_tuningknobs</text:p>
          </table:table-cell>
        </table:table-row>
        <table:table-row table:style-name="ro1">
          <table:table-cell office:value-type="string" calcext:value-type="string">
            <text:p>partner_integrations</text:p>
          </table:table-cell>
        </table:table-row>
        <table:table-row table:style-name="ro1">
          <table:table-cell office:value-type="string" calcext:value-type="string">
            <text:p>pcipt-gen9</text:p>
          </table:table-cell>
        </table:table-row>
        <table:table-row table:style-name="ro1">
          <table:table-cell office:value-type="string" calcext:value-type="string">
            <text:p>pit_database_recovery</text:p>
          </table:table-cell>
        </table:table-row>
        <table:table-row table:style-name="ro1">
          <table:table-cell office:value-type="string" calcext:value-type="string">
            <text:p>pit_lifecyclemanager_recovery</text:p>
          </table:table-cell>
        </table:table-row>
        <table:table-row table:style-name="ro1">
          <table:table-cell office:value-type="string" calcext:value-type="string">
            <text:p>pit_swiftrings_recovery</text:p>
          </table:table-cell>
        </table:table-row>
        <table:table-row table:style-name="ro1">
          <table:table-cell office:value-type="string" calcext:value-type="string">
            <text:p>pit_vertica_recovery</text:p>
          </table:table-cell>
        </table:table-row>
        <table:table-row table:style-name="ro1">
          <table:table-cell office:value-type="string" calcext:value-type="string">
            <text:p>planned_computenode</text:p>
          </table:table-cell>
        </table:table-row>
        <table:table-row table:style-name="ro1">
          <table:table-cell office:value-type="string" calcext:value-type="string">
            <text:p>planned_maintenance</text:p>
          </table:table-cell>
        </table:table-row>
        <table:table-row table:style-name="ro1">
          <table:table-cell office:value-type="string" calcext:value-type="string">
            <text:p>planned_maintenance_for_ceph_nodes</text:p>
          </table:table-cell>
        </table:table-row>
        <table:table-row table:style-name="ro1">
          <table:table-cell office:value-type="string" calcext:value-type="string">
            <text:p>planned_maintenance_for_swift_nodes</text:p>
          </table:table-cell>
        </table:table-row>
        <table:table-row table:style-name="ro1">
          <table:table-cell office:value-type="string" calcext:value-type="string">
            <text:p>planned_maintenance_task_for_networking_nodes</text:p>
          </table:table-cell>
        </table:table-row>
        <table:table-row table:style-name="ro1">
          <table:table-cell office:value-type="string" calcext:value-type="string">
            <text:p>planned_maintenance_tasks_for_vsa_nodes</text:p>
          </table:table-cell>
        </table:table-row>
        <table:table-row table:style-name="ro1">
          <table:table-cell office:value-type="string" calcext:value-type="string">
            <text:p>previous_backups</text:p>
          </table:table-cell>
        </table:table-row>
        <table:table-row table:style-name="ro1">
          <table:table-cell office:value-type="string" calcext:value-type="string">
            <text:p>process_metrics</text:p>
          </table:table-cell>
        </table:table-row>
        <table:table-row table:style-name="ro1">
          <table:table-cell office:value-type="string" calcext:value-type="string">
            <text:p>provisioning_sles</text:p>
          </table:table-cell>
        </table:table-row>
        <table:table-row table:style-name="ro1">
          <table:table-cell office:value-type="string" calcext:value-type="string">
            <text:p>rabbitmq_metrics</text:p>
          </table:table-cell>
        </table:table-row>
        <table:table-row table:style-name="ro1">
          <table:table-cell office:value-type="string" calcext:value-type="string">
            <text:p>reboot_computenode</text:p>
          </table:table-cell>
        </table:table-row>
        <table:table-row table:style-name="ro1">
          <table:table-cell office:value-type="string" calcext:value-type="string">
            <text:p>rec_min_entryscale_esx_kvm_vsa</text:p>
          </table:table-cell>
        </table:table-row>
        <table:table-row table:style-name="ro1">
          <table:table-cell office:value-type="string" calcext:value-type="string">
            <text:p>rec_min_entryscale_esx_kvm_vsa_mml</text:p>
          </table:table-cell>
        </table:table-row>
        <table:table-row table:style-name="ro1">
          <table:table-cell office:value-type="string" calcext:value-type="string">
            <text:p>rec_min_entryscale_kvm</text:p>
          </table:table-cell>
        </table:table-row>
        <table:table-row table:style-name="ro1">
          <table:table-cell office:value-type="string" calcext:value-type="string">
            <text:p>rec_min_entryscale_kvm_ceph</text:p>
          </table:table-cell>
        </table:table-row>
        <table:table-row table:style-name="ro1">
          <table:table-cell office:value-type="string" calcext:value-type="string">
            <text:p>rec_min_entryscale_kvm_vsa</text:p>
          </table:table-cell>
        </table:table-row>
        <table:table-row table:style-name="ro1">
          <table:table-cell office:value-type="string" calcext:value-type="string">
            <text:p>rec_min_ironic</text:p>
          </table:table-cell>
        </table:table-row>
        <table:table-row table:style-name="ro1">
          <table:table-cell office:value-type="string" calcext:value-type="string">
            <text:p>rec_min_swift</text:p>
          </table:table-cell>
        </table:table-row>
        <table:table-row table:style-name="ro1">
          <table:table-cell office:value-type="string" calcext:value-type="string">
            <text:p>recover_vertica_network</text:p>
          </table:table-cell>
        </table:table-row>
        <table:table-row table:style-name="ro1">
          <table:table-cell office:value-type="string" calcext:value-type="string">
            <text:p>recoverrabbit</text:p>
          </table:table-cell>
        </table:table-row>
        <table:table-row table:style-name="ro1">
          <table:table-cell office:value-type="string" calcext:value-type="string">
            <text:p>register_suse_already_installed</text:p>
          </table:table-cell>
        </table:table-row>
        <table:table-row table:style-name="ro1">
          <table:table-cell office:value-type="string" calcext:value-type="string">
            <text:p>register_suse_automated</text:p>
          </table:table-cell>
        </table:table-row>
        <table:table-row table:style-name="ro1">
          <table:table-cell office:value-type="string" calcext:value-type="string">
            <text:p>register_suse_installation</text:p>
          </table:table-cell>
        </table:table-row>
        <table:table-row table:style-name="ro1">
          <table:table-cell office:value-type="string" calcext:value-type="string">
            <text:p>register_suse_overview</text:p>
          </table:table-cell>
        </table:table-row>
        <table:table-row table:style-name="ro1">
          <table:table-cell office:value-type="string" calcext:value-type="string">
            <text:p>release-notes-501</text:p>
          </table:table-cell>
        </table:table-row>
        <table:table-row table:style-name="ro1">
          <table:table-cell office:value-type="string" calcext:value-type="string">
            <text:p>release-notes-502</text:p>
          </table:table-cell>
        </table:table-row>
        <table:table-row table:style-name="ro1">
          <table:table-cell office:value-type="string" calcext:value-type="string">
            <text:p>remove_datadisk_ceph_osd</text:p>
          </table:table-cell>
        </table:table-row>
        <table:table-row table:style-name="ro1">
          <table:table-cell office:value-type="string" calcext:value-type="string">
            <text:p>replace_ceph_rgw_node</text:p>
          </table:table-cell>
        </table:table-row>
        <table:table-row table:style-name="ro1">
          <table:table-cell office:value-type="string" calcext:value-type="string">
            <text:p>replace_dedicated_lm</text:p>
          </table:table-cell>
        </table:table-row>
        <table:table-row table:style-name="ro1">
          <table:table-cell office:value-type="string" calcext:value-type="string">
            <text:p>replace_shared_lm</text:p>
          </table:table-cell>
        </table:table-row>
        <table:table-row table:style-name="ro1">
          <table:table-cell office:value-type="string" calcext:value-type="string">
            <text:p>replacing_controller_notes</text:p>
          </table:table-cell>
        </table:table-row>
        <table:table-row table:style-name="ro1">
          <table:table-cell office:value-type="string" calcext:value-type="string">
            <text:p>replacing_vsa_node</text:p>
          </table:table-cell>
        </table:table-row>
        <table:table-row table:style-name="ro1">
          <table:table-cell office:value-type="string" calcext:value-type="string">
            <text:p>resize</text:p>
          </table:table-cell>
        </table:table-row>
        <table:table-row table:style-name="ro1">
          <table:table-cell office:value-type="string" calcext:value-type="string">
            <text:p>restoreSharedController</text:p>
          </table:table-cell>
        </table:table-row>
        <table:table-row table:style-name="ro1">
          <table:table-cell office:value-type="string" calcext:value-type="string">
            <text:p>shared_lifecyclemanager_recovery</text:p>
          </table:table-cell>
        </table:table-row>
        <table:table-row table:style-name="ro1">
          <table:table-cell office:value-type="string" calcext:value-type="string">
            <text:p>sles_overview</text:p>
          </table:table-cell>
        </table:table-row>
        <table:table-row table:style-name="ro1">
          <table:table-cell office:value-type="string" calcext:value-type="string">
            <text:p>sles_preinstall</text:p>
          </table:table-cell>
        </table:table-row>
        <table:table-row table:style-name="ro1">
          <table:table-cell office:value-type="string" calcext:value-type="string">
            <text:p>sles_support</text:p>
          </table:table-cell>
        </table:table-row>
        <table:table-row table:style-name="ro1">
          <table:table-cell office:value-type="string" calcext:value-type="string">
            <text:p>sles_toc</text:p>
          </table:table-cell>
        </table:table-row>
        <table:table-row table:style-name="ro1">
          <table:table-cell office:value-type="string" calcext:value-type="string">
            <text:p>sr-iov</text:p>
          </table:table-cell>
        </table:table-row>
        <table:table-row table:style-name="ro1">
          <table:table-cell office:value-type="string" calcext:value-type="string">
            <text:p>storage_alarmdefinitions</text:p>
          </table:table-cell>
        </table:table-row>
        <table:table-row table:style-name="ro1">
          <table:table-cell office:value-type="string" calcext:value-type="string">
            <text:p>storage_unplanned</text:p>
          </table:table-cell>
        </table:table-row>
        <table:table-row table:style-name="ro1">
          <table:table-cell office:value-type="string" calcext:value-type="string">
            <text:p>supported_upstream_keystone_features</text:p>
          </table:table-cell>
        </table:table-row>
        <table:table-row table:style-name="ro1">
          <table:table-cell office:value-type="string" calcext:value-type="string">
            <text:p>swift_features</text:p>
          </table:table-cell>
        </table:table-row>
        <table:table-row table:style-name="ro1">
          <table:table-cell office:value-type="string" calcext:value-type="string">
            <text:p>swift_meters</text:p>
          </table:table-cell>
        </table:table-row>
        <table:table-row table:style-name="ro1">
          <table:table-cell office:value-type="string" calcext:value-type="string">
            <text:p>swift_metrics</text:p>
          </table:table-cell>
        </table:table-row>
        <table:table-row table:style-name="ro1">
          <table:table-cell office:value-type="string" calcext:value-type="string">
            <text:p>swift_storage_unplanned</text:p>
          </table:table-cell>
        </table:table-row>
        <table:table-row table:style-name="ro1">
          <table:table-cell office:value-type="string" calcext:value-type="string">
            <text:p>swiftrings_recovery</text:p>
          </table:table-cell>
        </table:table-row>
        <table:table-row table:style-name="ro1">
          <table:table-cell office:value-type="string" calcext:value-type="string">
            <text:p>system_alarmdefinitions</text:p>
          </table:table-cell>
        </table:table-row>
        <table:table-row table:style-name="ro1">
          <table:table-cell office:value-type="string" calcext:value-type="string">
            <text:p>system_metrics</text:p>
          </table:table-cell>
        </table:table-row>
        <table:table-row table:style-name="ro1">
          <table:table-cell office:value-type="string" calcext:value-type="string">
            <text:p>tech_overview_ataglance</text:p>
          </table:table-cell>
        </table:table-row>
        <table:table-row table:style-name="ro1">
          <table:table-cell office:value-type="string" calcext:value-type="string">
            <text:p>tech_overview_hlm</text:p>
          </table:table-cell>
        </table:table-row>
        <table:table-row table:style-name="ro1">
          <table:table-cell office:value-type="string" calcext:value-type="string">
            <text:p>tech_overview_linux</text:p>
          </table:table-cell>
        </table:table-row>
        <table:table-row table:style-name="ro1">
          <table:table-cell office:value-type="string" calcext:value-type="string">
            <text:p>tech_overview_newimproved</text:p>
          </table:table-cell>
        </table:table-row>
        <table:table-row table:style-name="ro1">
          <table:table-cell office:value-type="string" calcext:value-type="string">
            <text:p>tech_overview_openstack</text:p>
          </table:table-cell>
        </table:table-row>
        <table:table-row table:style-name="ro1">
          <table:table-cell office:value-type="string" calcext:value-type="string">
            <text:p>tech_overview_valueadd</text:p>
          </table:table-cell>
        </table:table-row>
        <table:table-row table:style-name="ro1">
          <table:table-cell office:value-type="string" calcext:value-type="string">
            <text:p>telemetry_alarmdefinitions</text:p>
          </table:table-cell>
        </table:table-row>
        <table:table-row table:style-name="ro1">
          <table:table-cell office:value-type="string" calcext:value-type="string">
            <text:p>third_party_integrations</text:p>
          </table:table-cell>
        </table:table-row>
        <table:table-row table:style-name="ro1">
          <table:table-cell office:value-type="string" calcext:value-type="string">
            <text:p>three_controller_recovery</text:p>
          </table:table-cell>
        </table:table-row>
        <table:table-row table:style-name="ro1">
          <table:table-cell office:value-type="string" calcext:value-type="string">
            <text:p>TLS_MySQL</text:p>
          </table:table-cell>
        </table:table-row>
        <table:table-row table:style-name="ro1">
          <table:table-cell office:value-type="string" calcext:value-type="string">
            <text:p>TLS_RabbitMQ</text:p>
          </table:table-cell>
        </table:table-row>
        <table:table-row table:style-name="ro1">
          <table:table-cell office:value-type="string" calcext:value-type="string">
            <text:p>tls30</text:p>
          </table:table-cell>
        </table:table-row>
        <table:table-row table:style-name="ro1">
          <table:table-cell office:value-type="string" calcext:value-type="string">
            <text:p>topic_a2q_bjw_hx</text:p>
          </table:table-cell>
        </table:table-row>
        <table:table-row table:style-name="ro1">
          <table:table-cell office:value-type="string" calcext:value-type="string">
            <text:p>topic_bxm_gxr_st</text:p>
          </table:table-cell>
        </table:table-row>
        <table:table-row table:style-name="ro1">
          <table:table-cell office:value-type="string" calcext:value-type="string">
            <text:p>topic_dsm_fbs_st</text:p>
          </table:table-cell>
        </table:table-row>
        <table:table-row table:style-name="ro1">
          <table:table-cell office:value-type="string" calcext:value-type="string">
            <text:p>topic_e32_tm2_rt</text:p>
          </table:table-cell>
        </table:table-row>
        <table:table-row table:style-name="ro1">
          <table:table-cell office:value-type="string" calcext:value-type="string">
            <text:p>topic_hzq_2nz_sw</text:p>
          </table:table-cell>
        </table:table-row>
        <table:table-row table:style-name="ro1">
          <table:table-cell office:value-type="string" calcext:value-type="string">
            <text:p>topic_jsc_qps_qt</text:p>
          </table:table-cell>
        </table:table-row>
        <table:table-row table:style-name="ro1">
          <table:table-cell office:value-type="string" calcext:value-type="string">
            <text:p>topic_kyf_brv_vw</text:p>
          </table:table-cell>
        </table:table-row>
        <table:table-row table:style-name="ro1">
          <table:table-cell office:value-type="string" calcext:value-type="string">
            <text:p>topic_mlh_wtn_rt</text:p>
          </table:table-cell>
        </table:table-row>
        <table:table-row table:style-name="ro1">
          <table:table-cell office:value-type="string" calcext:value-type="string">
            <text:p>topic_pgq_mnw_dt</text:p>
          </table:table-cell>
        </table:table-row>
        <table:table-row table:style-name="ro1">
          <table:table-cell office:value-type="string" calcext:value-type="string">
            <text:p>topic_pqr_lyx_yw</text:p>
          </table:table-cell>
        </table:table-row>
        <table:table-row table:style-name="ro1">
          <table:table-cell office:value-type="string" calcext:value-type="string">
            <text:p>topic_pth_st3_mw</text:p>
          </table:table-cell>
        </table:table-row>
        <table:table-row table:style-name="ro1">
          <table:table-cell office:value-type="string" calcext:value-type="string">
            <text:p>topic_rc4_hlq_1y</text:p>
          </table:table-cell>
        </table:table-row>
        <table:table-row table:style-name="ro1">
          <table:table-cell office:value-type="string" calcext:value-type="string">
            <text:p>topic_ry2_cwf_zw</text:p>
          </table:table-cell>
        </table:table-row>
        <table:table-row table:style-name="ro1">
          <table:table-cell office:value-type="string" calcext:value-type="string">
            <text:p>topic_sqg_cvb_dx</text:p>
          </table:table-cell>
        </table:table-row>
        <table:table-row table:style-name="ro1">
          <table:table-cell office:value-type="string" calcext:value-type="string">
            <text:p>topic_vhs_12v_vw</text:p>
          </table:table-cell>
        </table:table-row>
        <table:table-row table:style-name="ro1">
          <table:table-cell office:value-type="string" calcext:value-type="string">
            <text:p>troubleshooting_orchestration</text:p>
          </table:table-cell>
        </table:table-row>
        <table:table-row table:style-name="ro1">
          <table:table-cell office:value-type="string" calcext:value-type="string">
            <text:p>troubleshootingHeat</text:p>
          </table:table-cell>
        </table:table-row>
        <table:table-row table:style-name="ro1">
          <table:table-cell office:value-type="string" calcext:value-type="string">
            <text:p>ts_magnum</text:p>
          </table:table-cell>
        </table:table-row>
        <table:table-row table:style-name="ro1">
          <table:table-cell office:value-type="string" calcext:value-type="string">
            <text:p>unplanned_compute_maintenance</text:p>
          </table:table-cell>
        </table:table-row>
        <table:table-row table:style-name="ro1">
          <table:table-cell office:value-type="string" calcext:value-type="string">
            <text:p>unplanned_maintenance</text:p>
          </table:table-cell>
        </table:table-row>
        <table:table-row table:style-name="ro1">
          <table:table-cell office:value-type="string" calcext:value-type="string">
            <text:p>unsupported40</text:p>
          </table:table-cell>
        </table:table-row>
        <table:table-row table:style-name="ro1">
          <table:table-cell office:value-type="string" calcext:value-type="string">
            <text:p>update_vertica_license</text:p>
          </table:table-cell>
        </table:table-row>
        <table:table-row table:style-name="ro1">
          <table:table-cell office:value-type="string" calcext:value-type="string">
            <text:p>using_opsconsole</text:p>
          </table:table-cell>
        </table:table-row>
        <table:table-row table:style-name="ro1">
          <table:table-cell office:value-type="string" calcext:value-type="string">
            <text:p>vertica_metrics</text:p>
          </table:table-cell>
        </table:table-row>
        <table:table-row table:style-name="ro1">
          <table:table-cell office:value-type="string" calcext:value-type="string">
            <text:p>vlan_transparency</text:p>
          </table:table-cell>
        </table:table-row>
        <table:table-row table:style-name="ro1">
          <table:table-cell office:value-type="string" calcext:value-type="string">
            <text:p>vlan-aware</text:p>
          </table:table-cell>
        </table:table-row>
        <table:table-row table:style-name="ro1">
          <table:table-cell office:value-type="string" calcext:value-type="string">
            <text:p>vsa_storage_unplanned</text:p>
          </table:table-cell>
        </table:table-row>
        <table:table-row table:style-name="ro1">
          <table:table-cell office:value-type="string" calcext:value-type="string">
            <text:p>vsOpenStack</text:p>
          </table:table-cell>
        </table:table-row>
        <table:table-row table:style-name="ro1">
          <table:table-cell office:value-type="string" calcext:value-type="string">
            <text:p>whole_unplanned</text:p>
          </table:table-cell>
        </table:table-row>
        <table:table-row table:style-name="ro1">
          <table:table-cell office:value-type="string" calcext:value-type="string">
            <text:p>without_dvr</text:p>
          </table:table-cell>
        </table:table-row>
        <table:table-row table:style-name="ro1">
          <table:table-cell office:value-type="string" calcext:value-type="string">
            <text:p>working_monitoring</text:p>
          </table:table-cell>
        </table:table-row>
        <table:table-row table:style-name="ro1">
          <table:table-cell office:value-type="string" calcext:value-type="string">
            <text:p>writing_custom_plugins</text:p>
          </table:table-cell>
        </table:table-row>
        <table:table-row table:style-name="ro1">
          <table:table-cell office:value-type="string" calcext:value-type="string">
            <text:p>zookeeper_metrics</text:p>
          </table:table-cell>
        </table:table-row>
      </table:table>
      <table:named-expressions/>
      <table:database-ranges>
        <table:database-range table:name="__Anonymous_Sheet_DB__0" table:target-range-address="'2line-topicidsonly'.A1:'2line-topicidsonly'.A309">
          <table:filter table:condition-source-range-address="'2line-topicidsonly'.A1:'2line-topicidsonly'.A309" table:display-duplicates="false">
            <table:filter-or>
              <table:filter-condition table:field-number="0" table:value="add_monitor_node" table:operator="="/>
              <table:filter-condition table:field-number="0" table:value="add_rados_gateway_node" table:operator="="/>
              <table:filter-condition table:field-number="0" table:value="add_sles_compute" table:operator="="/>
              <table:filter-condition table:field-number="0" table:value="add_vsa" table:operator="="/>
              <table:filter-condition table:field-number="0" table:value="alarm_metrics" table:operator="="/>
              <table:filter-condition table:field-number="0" table:value="alarms_monitoring" table:operator="="/>
              <table:filter-condition table:field-number="0" table:value="apache_metrics" table:operator="="/>
              <table:filter-condition table:field-number="0" table:value="auditing" table:operator="="/>
              <table:filter-condition table:field-number="0" table:value="backup_faq" table:operator="="/>
              <table:filter-condition table:field-number="0" table:value="barbican_40" table:operator="="/>
              <table:filter-condition table:field-number="0" table:value="barbican_features" table:operator="="/>
              <table:filter-condition table:field-number="0" table:value="bura_overview" table:operator="="/>
              <table:filter-condition table:field-number="0" table:value="capacity_reporting_transform" table:operator="="/>
              <table:filter-condition table:field-number="0" table:value="ceilometer_features" table:operator="="/>
              <table:filter-condition table:field-number="0" table:value="ceilometer_metrics" table:operator="="/>
              <table:filter-condition table:field-number="0" table:value="central_log_configure_settings" table:operator="="/>
              <table:filter-condition table:field-number="0" table:value="ceph_config_metrics" table:operator="="/>
              <table:filter-condition table:field-number="0" table:value="ceph_metrics" table:operator="="/>
              <table:filter-condition table:field-number="0" table:value="ceph_overview" table:operator="="/>
              <table:filter-condition table:field-number="0" table:value="ceph_storage_unplanned" table:operator="="/>
              <table:filter-condition table:field-number="0" table:value="ceph_storage_usage" table:operator="="/>
              <table:filter-condition table:field-number="0" table:value="cinder_backend_config" table:operator="="/>
              <table:filter-condition table:field-number="0" table:value="cinder_features" table:operator="="/>
              <table:filter-condition table:field-number="0" table:value="cinder_meters" table:operator="="/>
              <table:filter-condition table:field-number="0" table:value="cinder_metrics" table:operator="="/>
              <table:filter-condition table:field-number="0" table:value="cloudinstallation_overview" table:operator="="/>
              <table:filter-condition table:field-number="0" table:value="comp_planned" table:operator="="/>
              <table:filter-condition table:field-number="0" table:value="compute_alarmdefinitions" table:operator="="/>
              <table:filter-condition table:field-number="0" table:value="compute_metrics" table:operator="="/>
              <table:filter-condition table:field-number="0" table:value="computehost_meters" table:operator="="/>
              <table:filter-condition table:field-number="0" table:value="concept_cpumodel" table:operator="="/>
              <table:filter-condition table:field-number="0" table:value="concept_memorymodel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_boot" table:operator="="/>
              <table:filter-condition table:field-number="0" table:value="config_metrics" table:operator="="/>
              <table:filter-condition table:field-number="0" table:value="config_mon_database" table:operator="="/>
              <table:filter-condition table:field-number="0" table:value="config_mon_notemail" table:operator="="/>
              <table:filter-condition table:field-number="0" table:value="configuring_alarm_definitions" table:operator="="/>
              <table:filter-condition table:field-number="0" table:value="configuring_brocade_fibre_channel" table:operator="="/>
              <table:filter-condition table:field-number="0" table:value="configuring_check_plugins" table:operator="="/>
              <table:filter-condition table:field-number="0" table:value="connect_opsconsole" table:operator="="/>
              <table:filter-condition table:field-number="0" table:value="console_alarmdefinitions" table:operator="="/>
              <table:filter-condition table:field-number="0" table:value="cont_planned" table:operator="="/>
              <table:filter-condition table:field-number="0" table:value="cont_ungplanned" table:operator="="/>
              <table:filter-condition table:field-number="0" table:value="crash_metrics" table:operator="="/>
              <table:filter-condition table:field-number="0" table:value="create_magnum_cluster" table:operator="="/>
              <table:filter-condition table:field-number="0" table:value="create_magnum_cluster" table:operator="="/>
              <table:filter-condition table:field-number="0" table:value="crt_adding_transform_spark" table:operator="="/>
              <table:filter-condition table:field-number="0" table:value="crt_aggregated_metrics" table:operator="="/>
              <table:filter-condition table:field-number="0" table:value="crt_arch_transform_spark" table:operator="="/>
              <table:filter-condition table:field-number="0" table:value="crt_change_compute_host" table:operator="="/>
              <table:filter-condition table:field-number="0" table:value="crt_components" table:operator="="/>
              <table:filter-condition table:field-number="0" table:value="crt_deployment" table:operator="="/>
              <table:filter-condition table:field-number="0" table:value="crt_features" table:operator="="/>
              <table:filter-condition table:field-number="0" table:value="crt_increasing_scale" table:operator="="/>
              <table:filter-condition table:field-number="0" table:value="crt_overview" table:operator="="/>
              <table:filter-condition table:field-number="0" table:value="crt_reconfigure" table:operator="="/>
              <table:filter-condition table:field-number="0" table:value="crt_upgrade" table:operator="="/>
              <table:filter-condition table:field-number="0" table:value="d1e1009" table:operator="="/>
              <table:filter-condition table:field-number="0" table:value="d1e1053" table:operator="="/>
              <table:filter-condition table:field-number="0" table:value="d1e1125" table:operator="="/>
              <table:filter-condition table:field-number="0" table:value="d1e119" table:operator="="/>
              <table:filter-condition table:field-number="0" table:value="d1e1196" table:operator="="/>
              <table:filter-condition table:field-number="0" table:value="d1e146" table:operator="="/>
              <table:filter-condition table:field-number="0" table:value="d1e1813" table:operator="="/>
              <table:filter-condition table:field-number="0" table:value="d1e1847" table:operator="="/>
              <table:filter-condition table:field-number="0" table:value="d1e185" table:operator="="/>
              <table:filter-condition table:field-number="0" table:value="d1e1863" table:operator="="/>
              <table:filter-condition table:field-number="0" table:value="d1e1878" table:operator="="/>
              <table:filter-condition table:field-number="0" table:value="d1e1894" table:operator="="/>
              <table:filter-condition table:field-number="0" table:value="d1e1964" table:operator="="/>
              <table:filter-condition table:field-number="0" table:value="d1e1977" table:operator="="/>
              <table:filter-condition table:field-number="0" table:value="d1e225" table:operator="="/>
              <table:filter-condition table:field-number="0" table:value="d1e236" table:operator="="/>
              <table:filter-condition table:field-number="0" table:value="d1e283" table:operator="="/>
              <table:filter-condition table:field-number="0" table:value="d1e30" table:operator="="/>
              <table:filter-condition table:field-number="0" table:value="d1e43" table:operator="="/>
              <table:filter-condition table:field-number="0" table:value="d1e437" table:operator="="/>
              <table:filter-condition table:field-number="0" table:value="d1e5" table:operator="="/>
              <table:filter-condition table:field-number="0" table:value="d1e51" table:operator="="/>
              <table:filter-condition table:field-number="0" table:value="d1e55" table:operator="="/>
              <table:filter-condition table:field-number="0" table:value="d1e603" table:operator="="/>
              <table:filter-condition table:field-number="0" table:value="d1e637" table:operator="="/>
              <table:filter-condition table:field-number="0" table:value="d1e683" table:operator="="/>
              <table:filter-condition table:field-number="0" table:value="d1e717" table:operator="="/>
              <table:filter-condition table:field-number="0" table:value="d1e748" table:operator="="/>
              <table:filter-condition table:field-number="0" table:value="d1e755" table:operator="="/>
              <table:filter-condition table:field-number="0" table:value="d1e792" table:operator="="/>
              <table:filter-condition table:field-number="0" table:value="d1e835" table:operator="="/>
              <table:filter-condition table:field-number="0" table:value="d1e92" table:operator="="/>
              <table:filter-condition table:field-number="0" table:value="d1e956" table:operator="="/>
              <table:filter-condition table:field-number="0" table:value="d1e983" table:operator="="/>
              <table:filter-condition table:field-number="0" table:value="DCN_integration" table:operator="="/>
              <table:filter-condition table:field-number="0" table:value="DCN_ml2" table:operator="="/>
              <table:filter-condition table:field-number="0" table:value="ded_lifecyclemanager_recovery" table:operator="="/>
              <table:filter-condition table:field-number="0" table:value="deleteStuckLoadbalancer" table:operator="="/>
              <table:filter-condition table:field-number="0" table:value="deploy_kubernetes_app" table:operator="="/>
              <table:filter-condition table:field-number="0" table:value="deploying_apache_mesos_ubuntu" table:operator="="/>
              <table:filter-condition table:field-number="0" table:value="deploying_docker_fedora_atomic" table:operator="="/>
              <table:filter-condition table:field-number="0" table:value="deploying_kubernetes_coreos" table:operator="="/>
              <table:filter-condition table:field-number="0" table:value="deploying_kubernetes_fedora_atomic" table:operator="="/>
              <table:filter-condition table:field-number="0" table:value="DesignateBIND" table:operator="="/>
              <table:filter-condition table:field-number="0" table:value="DesignateInstallOverview" table:operator="="/>
              <table:filter-condition table:field-number="0" table:value="DesignatePowerDNS" table:operator="="/>
              <table:filter-condition table:field-number="0" table:value="directory_metrics" table:operator="="/>
              <table:filter-condition table:field-number="0" table:value="DNS_NS" table:operator="="/>
              <table:filter-condition table:field-number="0" table:value="dpdk" table:operator="="/>
              <table:filter-condition table:field-number="0" table:value="dpdk_config" table:operator="="/>
              <table:filter-condition table:field-number="0" table:value="dpdk_setup" table:operator="="/>
              <table:filter-condition table:field-number="0" table:value="dpdk_troubleshooting" table:operator="="/>
              <table:filter-condition table:field-number="0" table:value="elasticsearch_metrics" table:operator="="/>
              <table:filter-condition table:field-number="0" table:value="enable_rabbitmq_admin_console" table:operator="="/>
              <table:filter-condition table:field-number="0" table:value="enabling_the_nova_resize" table:operator="="/>
              <table:filter-condition table:field-number="0" table:value="encryption_ephemeral" table:operator="="/>
              <table:filter-condition table:field-number="0" table:value="esx_alarmdefinitions" table:operator="="/>
              <table:filter-condition table:field-number="0" table:value="fixedissues50" table:operator="="/>
              <table:filter-condition table:field-number="0" table:value="freezer_features" table:operator="="/>
              <table:filter-condition table:field-number="0" table:value="freezerUI" table:operator="="/>
              <table:filter-condition table:field-number="0" table:value="full_recovery" table:operator="="/>
              <table:filter-condition table:field-number="0" table:value="glance_features" table:operator="="/>
              <table:filter-condition table:field-number="0" table:value="glance_meters" table:operator="="/>
              <table:filter-condition table:field-number="0" table:value="haproxy_metrics" table:operator="="/>
              <table:filter-condition table:field-number="0" table:value="heat_features" table:operator="="/>
              <table:filter-condition table:field-number="0" table:value="help_opsconsole" table:operator="="/>
              <table:filter-condition table:field-number="0" table:value="hipchat_plugin" table:operator="="/>
              <table:filter-condition table:field-number="0" table:value="home" table:operator="="/>
              <table:filter-condition table:field-number="0" table:value="horizon_features" table:operator="="/>
              <table:filter-condition table:field-number="0" table:value="HOS5NewtonFeatures" table:operator="="/>
              <table:filter-condition table:field-number="0" table:value="httpcheck_metrics" table:operator="="/>
              <table:filter-condition table:field-number="0" table:value="hugepages" table:operator="="/>
              <table:filter-condition table:field-number="0" table:value="hw_support_diskcalc" table:operator="="/>
              <table:filter-condition table:field-number="0" table:value="hw_support_esxguestos" table:operator="="/>
              <table:filter-condition table:field-number="0" table:value="hw_support_hardware" table:operator="="/>
              <table:filter-condition table:field-number="0" table:value="hw_support_hardwareconfig" table:operator="="/>
              <table:filter-condition table:field-number="0" table:value="hw_support_ironicguestos" table:operator="="/>
              <table:filter-condition table:field-number="0" table:value="hw_support_kvmguestos" table:operator="="/>
              <table:filter-condition table:field-number="0" table:value="hw_support_openstackvers" table:operator="="/>
              <table:filter-condition table:field-number="0" table:value="hw_support_perfnotes" table:operator="="/>
              <table:filter-condition table:field-number="0" table:value="hw_support_scaling" table:operator="="/>
              <table:filter-condition table:field-number="0" table:value="hw_support_software" table:operator="="/>
              <table:filter-condition table:field-number="0" table:value="id_pml_zvr_5v" table:operator="="/>
              <table:filter-condition table:field-number="0" table:value="identity_alarmdefinitions" table:operator="="/>
              <table:filter-condition table:field-number="0" table:value="install_esx" table:operator="="/>
              <table:filter-condition table:field-number="0" table:value="install_ironic" table:operator="="/>
              <table:filter-condition table:field-number="0" table:value="install_openstack_clients" table:operator="="/>
              <table:filter-condition table:field-number="0" table:value="install_rhel_uefi" table:operator="="/>
              <table:filter-condition table:field-number="0" table:value="install_sles" table:operator="="/>
              <table:filter-condition table:field-number="0" table:value="install_sles_ceph" table:operator="="/>
              <table:filter-condition table:field-number="0" table:value="install_sles_compute" table:operator="="/>
              <table:filter-condition table:field-number="0" table:value="install_vcp" table:operator="="/>
              <table:filter-condition table:field-number="0" table:value="integration_of_plugins_with_monasca-agent" table:operator="="/>
              <table:filter-condition table:field-number="0" table:value="ironic_features" table:operator="="/>
              <table:filter-condition table:field-number="0" table:value="ironic_oneview_integration" table:operator="="/>
              <table:filter-condition table:field-number="0" table:value="ironic-provisioning" table:operator="="/>
              <table:filter-condition table:field-number="0" table:value="ironic-provisioning-multi-tenancy" table:operator="="/>
              <table:filter-condition table:field-number="0" table:value="ironic-tls" table:operator="="/>
              <table:filter-condition table:field-number="0" table:value="kafka_metrics" table:operator="="/>
              <table:filter-condition table:field-number="0" table:value="keystone_features" table:operator="="/>
              <table:filter-condition table:field-number="0" table:value="knownissues50" table:operator="="/>
              <table:filter-condition table:field-number="0" table:value="l2gw5930" table:operator="="/>
              <table:filter-condition table:field-number="0" table:value="ldap" table:operator="="/>
              <table:filter-condition table:field-number="0" table:value="libvirt_metrics" table:operator="="/>
              <table:filter-condition table:field-number="0" table:value="libvirt_tuningknobs" table:operator="="/>
              <table:filter-condition table:field-number="0" table:value="licensinghos50" table:operator="="/>
              <table:filter-condition table:field-number="0" table:value="lifecyclemanager_recovery" table:operator="="/>
              <table:filter-condition table:field-number="0" table:value="logging_features" table:operator="="/>
              <table:filter-condition table:field-number="0" table:value="magnum_features" table:operator="="/>
              <table:filter-condition table:field-number="0" table:value="MagnumArchitecture" table:operator="="/>
              <table:filter-condition table:field-number="0" table:value="MagnumInstall" table:operator="="/>
              <table:filter-condition table:field-number="0" table:value="MagnumIntegrateDNS" table:operator="="/>
              <table:filter-condition table:field-number="0" table:value="MagnumOverview" table:operator="="/>
              <table:filter-condition table:field-number="0" table:value="metric_performance_considerations" table:operator="="/>
              <table:filter-condition table:field-number="0" table:value="monasca_agent" table:operator="="/>
              <table:filter-condition table:field-number="0" table:value="monasca_agg_metrics" table:operator="="/>
              <table:filter-condition table:field-number="0" table:value="monasca_features" table:operator="="/>
              <table:filter-condition table:field-number="0" table:value="monasca_integration_overview" table:operator="="/>
              <table:filter-condition table:field-number="0" table:value="monasca_jira_plugin" table:operator="="/>
              <table:filter-condition table:field-number="0" table:value="monasca_metrics" table:operator="="/>
              <table:filter-condition table:field-number="0" table:value="monasca_notification_plugins" table:operator="="/>
              <table:filter-condition table:field-number="0" table:value="monasca_slack_plugin" table:operator="="/>
              <table:filter-condition table:field-number="0" table:value="monitoring" table:operator="="/>
              <table:filter-condition table:field-number="0" table:value="monitoring_3rd_party_components_with_monasca" table:operator="="/>
              <table:filter-condition table:field-number="0" table:value="monitoring_overview" table:operator="="/>
              <table:filter-condition table:field-number="0" table:value="monitoring_service" table:operator="="/>
              <table:filter-condition table:field-number="0" table:value="moving_from_dvr_deployments" table:operator="="/>
              <table:filter-condition table:field-number="0" table:value="mysql_metrics" table:operator="="/>
              <table:filter-condition table:field-number="0" table:value="nagios_integration" table:operator="="/>
              <table:filter-condition table:field-number="0" table:value="networking_alarmdefinitions" table:operator="="/>
              <table:filter-condition table:field-number="0" table:value="neutron_external_networks" table:operator="="/>
              <table:filter-condition table:field-number="0" table:value="neutron_features" table:operator="="/>
              <table:filter-condition table:field-number="0" table:value="neutron_meters" table:operator="="/>
              <table:filter-condition table:field-number="0" table:value="neutron_troubleshooting" table:operator="="/>
              <table:filter-condition table:field-number="0" table:value="newfeatures50" table:operator="="/>
              <table:filter-condition table:field-number="0" table:value="newsecurity" table:operator="="/>
              <table:filter-condition table:field-number="0" table:value="nic_mapping_for_hlm_virtual_controllers" table:operator="="/>
              <table:filter-condition table:field-number="0" table:value="nova_features" table:operator="="/>
              <table:filter-condition table:field-number="0" table:value="nova_meters" table:operator="="/>
              <table:filter-condition table:field-number="0" table:value="ntp_metrics" table:operator="="/>
              <table:filter-condition table:field-number="0" table:value="OctaviaInstall" table:operator="="/>
              <table:filter-condition table:field-number="0" table:value="onetwo_controller_recovery" table:operator="="/>
              <table:filter-condition table:field-number="0" table:value="ops_managing_networking" table:operator="="/>
              <table:filter-condition table:field-number="0" table:value="other_alarmdefinitions" table:operator="="/>
              <table:filter-condition table:field-number="0" table:value="ovs_metrics" table:operator="="/>
              <table:filter-condition table:field-number="0" table:value="ovs_tuningknobs" table:operator="="/>
              <table:filter-condition table:field-number="0" table:value="partner_integrations" table:operator="="/>
              <table:filter-condition table:field-number="0" table:value="pcipt-gen9" table:operator="="/>
              <table:filter-condition table:field-number="0" table:value="pit_database_recovery" table:operator="="/>
              <table:filter-condition table:field-number="0" table:value="pit_lifecyclemanager_recovery" table:operator="="/>
              <table:filter-condition table:field-number="0" table:value="pit_swiftrings_recovery" table:operator="="/>
              <table:filter-condition table:field-number="0" table:value="pit_vertica_recovery" table:operator="="/>
              <table:filter-condition table:field-number="0" table:value="planned_computenode" table:operator="="/>
              <table:filter-condition table:field-number="0" table:value="planned_maintenance" table:operator="="/>
              <table:filter-condition table:field-number="0" table:value="planned_maintenance_for_ceph_nodes" table:operator="="/>
              <table:filter-condition table:field-number="0" table:value="planned_maintenance_for_swift_nodes" table:operator="="/>
              <table:filter-condition table:field-number="0" table:value="planned_maintenance_task_for_networking_nodes" table:operator="="/>
              <table:filter-condition table:field-number="0" table:value="planned_maintenance_tasks_for_vsa_nodes" table:operator="="/>
              <table:filter-condition table:field-number="0" table:value="previous_backups" table:operator="="/>
              <table:filter-condition table:field-number="0" table:value="process_metrics" table:operator="="/>
              <table:filter-condition table:field-number="0" table:value="provisioning_sles" table:operator="="/>
              <table:filter-condition table:field-number="0" table:value="rabbitmq_metrics" table:operator="="/>
              <table:filter-condition table:field-number="0" table:value="reboot_computenode" table:operator="="/>
              <table:filter-condition table:field-number="0" table:value="rec_min_entryscale_esx_kvm_vsa" table:operator="="/>
              <table:filter-condition table:field-number="0" table:value="rec_min_entryscale_esx_kvm_vsa_mml" table:operator="="/>
              <table:filter-condition table:field-number="0" table:value="rec_min_entryscale_kvm" table:operator="="/>
              <table:filter-condition table:field-number="0" table:value="rec_min_entryscale_kvm_ceph" table:operator="="/>
              <table:filter-condition table:field-number="0" table:value="rec_min_entryscale_kvm_vsa" table:operator="="/>
              <table:filter-condition table:field-number="0" table:value="rec_min_ironic" table:operator="="/>
              <table:filter-condition table:field-number="0" table:value="rec_min_swift" table:operator="="/>
              <table:filter-condition table:field-number="0" table:value="recover_vertica_network" table:operator="="/>
              <table:filter-condition table:field-number="0" table:value="recoverrabbit" table:operator="="/>
              <table:filter-condition table:field-number="0" table:value="register_suse_already_installed" table:operator="="/>
              <table:filter-condition table:field-number="0" table:value="register_suse_automated" table:operator="="/>
              <table:filter-condition table:field-number="0" table:value="register_suse_installation" table:operator="="/>
              <table:filter-condition table:field-number="0" table:value="register_suse_overview" table:operator="="/>
              <table:filter-condition table:field-number="0" table:value="release-notes-501" table:operator="="/>
              <table:filter-condition table:field-number="0" table:value="release-notes-502" table:operator="="/>
              <table:filter-condition table:field-number="0" table:value="remove_datadisk_ceph_osd" table:operator="="/>
              <table:filter-condition table:field-number="0" table:value="replace_ceph_rgw_node" table:operator="="/>
              <table:filter-condition table:field-number="0" table:value="replace_dedicated_lm" table:operator="="/>
              <table:filter-condition table:field-number="0" table:value="replace_shared_lm" table:operator="="/>
              <table:filter-condition table:field-number="0" table:value="replacing_controller_notes" table:operator="="/>
              <table:filter-condition table:field-number="0" table:value="replacing_vsa_node" table:operator="="/>
              <table:filter-condition table:field-number="0" table:value="resize" table:operator="="/>
              <table:filter-condition table:field-number="0" table:value="restoreSharedController" table:operator="="/>
              <table:filter-condition table:field-number="0" table:value="shared_lifecyclemanager_recovery" table:operator="="/>
              <table:filter-condition table:field-number="0" table:value="sles_overview" table:operator="="/>
              <table:filter-condition table:field-number="0" table:value="sles_preinstall" table:operator="="/>
              <table:filter-condition table:field-number="0" table:value="sles_support" table:operator="="/>
              <table:filter-condition table:field-number="0" table:value="sles_toc" table:operator="="/>
              <table:filter-condition table:field-number="0" table:value="sr-iov" table:operator="="/>
              <table:filter-condition table:field-number="0" table:value="storage_alarmdefinitions" table:operator="="/>
              <table:filter-condition table:field-number="0" table:value="storage_unplanned" table:operator="="/>
              <table:filter-condition table:field-number="0" table:value="supported_upstream_keystone_features" table:operator="="/>
              <table:filter-condition table:field-number="0" table:value="swift_features" table:operator="="/>
              <table:filter-condition table:field-number="0" table:value="swift_meters" table:operator="="/>
              <table:filter-condition table:field-number="0" table:value="swift_metrics" table:operator="="/>
              <table:filter-condition table:field-number="0" table:value="swift_storage_unplanned" table:operator="="/>
              <table:filter-condition table:field-number="0" table:value="swiftrings_recovery" table:operator="="/>
              <table:filter-condition table:field-number="0" table:value="system_alarmdefinitions" table:operator="="/>
              <table:filter-condition table:field-number="0" table:value="system_metrics" table:operator="="/>
              <table:filter-condition table:field-number="0" table:value="tech_overview_ataglance" table:operator="="/>
              <table:filter-condition table:field-number="0" table:value="tech_overview_hlm" table:operator="="/>
              <table:filter-condition table:field-number="0" table:value="tech_overview_linux" table:operator="="/>
              <table:filter-condition table:field-number="0" table:value="tech_overview_newimproved" table:operator="="/>
              <table:filter-condition table:field-number="0" table:value="tech_overview_openstack" table:operator="="/>
              <table:filter-condition table:field-number="0" table:value="tech_overview_valueadd" table:operator="="/>
              <table:filter-condition table:field-number="0" table:value="telemetry_alarmdefinitions" table:operator="="/>
              <table:filter-condition table:field-number="0" table:value="third_party_integrations" table:operator="="/>
              <table:filter-condition table:field-number="0" table:value="three_controller_recovery" table:operator="="/>
              <table:filter-condition table:field-number="0" table:value="TLS_MySQL" table:operator="="/>
              <table:filter-condition table:field-number="0" table:value="TLS_RabbitMQ" table:operator="="/>
              <table:filter-condition table:field-number="0" table:value="tls30" table:operator="="/>
              <table:filter-condition table:field-number="0" table:value="topic_a2q_bjw_hx" table:operator="="/>
              <table:filter-condition table:field-number="0" table:value="topic_bxm_gxr_st" table:operator="="/>
              <table:filter-condition table:field-number="0" table:value="topic_dsm_fbs_st" table:operator="="/>
              <table:filter-condition table:field-number="0" table:value="topic_e32_tm2_rt" table:operator="="/>
              <table:filter-condition table:field-number="0" table:value="topic_hzq_2nz_sw" table:operator="="/>
              <table:filter-condition table:field-number="0" table:value="topic_jsc_qps_qt" table:operator="="/>
              <table:filter-condition table:field-number="0" table:value="topic_kyf_brv_vw" table:operator="="/>
              <table:filter-condition table:field-number="0" table:value="topic_mlh_wtn_rt" table:operator="="/>
              <table:filter-condition table:field-number="0" table:value="topic_pgq_mnw_dt" table:operator="="/>
              <table:filter-condition table:field-number="0" table:value="topic_pqr_lyx_yw" table:operator="="/>
              <table:filter-condition table:field-number="0" table:value="topic_pth_st3_mw" table:operator="="/>
              <table:filter-condition table:field-number="0" table:value="topic_rc4_hlq_1y" table:operator="="/>
              <table:filter-condition table:field-number="0" table:value="topic_ry2_cwf_zw" table:operator="="/>
              <table:filter-condition table:field-number="0" table:value="topic_sqg_cvb_dx" table:operator="="/>
              <table:filter-condition table:field-number="0" table:value="topic_vhs_12v_vw" table:operator="="/>
              <table:filter-condition table:field-number="0" table:value="troubleshooting_orchestration" table:operator="="/>
              <table:filter-condition table:field-number="0" table:value="troubleshootingHeat" table:operator="="/>
              <table:filter-condition table:field-number="0" table:value="ts_magnum" table:operator="="/>
              <table:filter-condition table:field-number="0" table:value="unplanned_compute_maintenance" table:operator="="/>
              <table:filter-condition table:field-number="0" table:value="unplanned_maintenance" table:operator="="/>
              <table:filter-condition table:field-number="0" table:value="unsupported40" table:operator="="/>
              <table:filter-condition table:field-number="0" table:value="update_vertica_license" table:operator="="/>
              <table:filter-condition table:field-number="0" table:value="using_opsconsole" table:operator="="/>
              <table:filter-condition table:field-number="0" table:value="vertica_metrics" table:operator="="/>
              <table:filter-condition table:field-number="0" table:value="vlan_transparency" table:operator="="/>
              <table:filter-condition table:field-number="0" table:value="vlan-aware" table:operator="="/>
              <table:filter-condition table:field-number="0" table:value="vsa_storage_unplanned" table:operator="="/>
              <table:filter-condition table:field-number="0" table:value="vsOpenStack" table:operator="="/>
              <table:filter-condition table:field-number="0" table:value="whole_unplanned" table:operator="="/>
              <table:filter-condition table:field-number="0" table:value="without_dvr" table:operator="="/>
              <table:filter-condition table:field-number="0" table:value="working_monitoring" table:operator="="/>
              <table:filter-condition table:field-number="0" table:value="writing_custom_plugins" table:operator="="/>
              <table:filter-condition table:field-number="0" table:value="zookeeper_metrics" table:operator="="/>
            </table:filter-or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dedup.A1:dedup.A305">
          <table:filter table:condition-source-range-address="'2line-topicidsonly'.A1:'2line-topicidsonly'.A309" table:display-duplicates="false">
            <table:filter-or>
              <table:filter-condition table:field-number="0" table:value="add_monitor_node" table:operator="="/>
              <table:filter-condition table:field-number="0" table:value="add_rados_gateway_node" table:operator="="/>
              <table:filter-condition table:field-number="0" table:value="add_sles_compute" table:operator="="/>
              <table:filter-condition table:field-number="0" table:value="add_vsa" table:operator="="/>
              <table:filter-condition table:field-number="0" table:value="alarm_metrics" table:operator="="/>
              <table:filter-condition table:field-number="0" table:value="alarms_monitoring" table:operator="="/>
              <table:filter-condition table:field-number="0" table:value="apache_metrics" table:operator="="/>
              <table:filter-condition table:field-number="0" table:value="auditing" table:operator="="/>
              <table:filter-condition table:field-number="0" table:value="backup_faq" table:operator="="/>
              <table:filter-condition table:field-number="0" table:value="barbican_40" table:operator="="/>
              <table:filter-condition table:field-number="0" table:value="barbican_features" table:operator="="/>
              <table:filter-condition table:field-number="0" table:value="bura_overview" table:operator="="/>
              <table:filter-condition table:field-number="0" table:value="capacity_reporting_transform" table:operator="="/>
              <table:filter-condition table:field-number="0" table:value="ceilometer_features" table:operator="="/>
              <table:filter-condition table:field-number="0" table:value="ceilometer_metrics" table:operator="="/>
              <table:filter-condition table:field-number="0" table:value="central_log_configure_settings" table:operator="="/>
              <table:filter-condition table:field-number="0" table:value="ceph_config_metrics" table:operator="="/>
              <table:filter-condition table:field-number="0" table:value="ceph_metrics" table:operator="="/>
              <table:filter-condition table:field-number="0" table:value="ceph_overview" table:operator="="/>
              <table:filter-condition table:field-number="0" table:value="ceph_storage_unplanned" table:operator="="/>
              <table:filter-condition table:field-number="0" table:value="ceph_storage_usage" table:operator="="/>
              <table:filter-condition table:field-number="0" table:value="cinder_backend_config" table:operator="="/>
              <table:filter-condition table:field-number="0" table:value="cinder_features" table:operator="="/>
              <table:filter-condition table:field-number="0" table:value="cinder_meters" table:operator="="/>
              <table:filter-condition table:field-number="0" table:value="cinder_metrics" table:operator="="/>
              <table:filter-condition table:field-number="0" table:value="cloudinstallation_overview" table:operator="="/>
              <table:filter-condition table:field-number="0" table:value="comp_planned" table:operator="="/>
              <table:filter-condition table:field-number="0" table:value="compute_alarmdefinitions" table:operator="="/>
              <table:filter-condition table:field-number="0" table:value="compute_metrics" table:operator="="/>
              <table:filter-condition table:field-number="0" table:value="computehost_meters" table:operator="="/>
              <table:filter-condition table:field-number="0" table:value="concept_cpumodel" table:operator="="/>
              <table:filter-condition table:field-number="0" table:value="concept_memorymodel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" table:operator="="/>
              <table:filter-condition table:field-number="0" table:value="config_ceph_boot" table:operator="="/>
              <table:filter-condition table:field-number="0" table:value="config_metrics" table:operator="="/>
              <table:filter-condition table:field-number="0" table:value="config_mon_database" table:operator="="/>
              <table:filter-condition table:field-number="0" table:value="config_mon_notemail" table:operator="="/>
              <table:filter-condition table:field-number="0" table:value="configuring_alarm_definitions" table:operator="="/>
              <table:filter-condition table:field-number="0" table:value="configuring_brocade_fibre_channel" table:operator="="/>
              <table:filter-condition table:field-number="0" table:value="configuring_check_plugins" table:operator="="/>
              <table:filter-condition table:field-number="0" table:value="connect_opsconsole" table:operator="="/>
              <table:filter-condition table:field-number="0" table:value="console_alarmdefinitions" table:operator="="/>
              <table:filter-condition table:field-number="0" table:value="cont_planned" table:operator="="/>
              <table:filter-condition table:field-number="0" table:value="cont_ungplanned" table:operator="="/>
              <table:filter-condition table:field-number="0" table:value="crash_metrics" table:operator="="/>
              <table:filter-condition table:field-number="0" table:value="create_magnum_cluster" table:operator="="/>
              <table:filter-condition table:field-number="0" table:value="create_magnum_cluster" table:operator="="/>
              <table:filter-condition table:field-number="0" table:value="crt_adding_transform_spark" table:operator="="/>
              <table:filter-condition table:field-number="0" table:value="crt_aggregated_metrics" table:operator="="/>
              <table:filter-condition table:field-number="0" table:value="crt_arch_transform_spark" table:operator="="/>
              <table:filter-condition table:field-number="0" table:value="crt_change_compute_host" table:operator="="/>
              <table:filter-condition table:field-number="0" table:value="crt_components" table:operator="="/>
              <table:filter-condition table:field-number="0" table:value="crt_deployment" table:operator="="/>
              <table:filter-condition table:field-number="0" table:value="crt_features" table:operator="="/>
              <table:filter-condition table:field-number="0" table:value="crt_increasing_scale" table:operator="="/>
              <table:filter-condition table:field-number="0" table:value="crt_overview" table:operator="="/>
              <table:filter-condition table:field-number="0" table:value="crt_reconfigure" table:operator="="/>
              <table:filter-condition table:field-number="0" table:value="crt_upgrade" table:operator="="/>
              <table:filter-condition table:field-number="0" table:value="d1e1009" table:operator="="/>
              <table:filter-condition table:field-number="0" table:value="d1e1053" table:operator="="/>
              <table:filter-condition table:field-number="0" table:value="d1e1125" table:operator="="/>
              <table:filter-condition table:field-number="0" table:value="d1e119" table:operator="="/>
              <table:filter-condition table:field-number="0" table:value="d1e1196" table:operator="="/>
              <table:filter-condition table:field-number="0" table:value="d1e146" table:operator="="/>
              <table:filter-condition table:field-number="0" table:value="d1e1813" table:operator="="/>
              <table:filter-condition table:field-number="0" table:value="d1e1847" table:operator="="/>
              <table:filter-condition table:field-number="0" table:value="d1e185" table:operator="="/>
              <table:filter-condition table:field-number="0" table:value="d1e1863" table:operator="="/>
              <table:filter-condition table:field-number="0" table:value="d1e1878" table:operator="="/>
              <table:filter-condition table:field-number="0" table:value="d1e1894" table:operator="="/>
              <table:filter-condition table:field-number="0" table:value="d1e1964" table:operator="="/>
              <table:filter-condition table:field-number="0" table:value="d1e1977" table:operator="="/>
              <table:filter-condition table:field-number="0" table:value="d1e225" table:operator="="/>
              <table:filter-condition table:field-number="0" table:value="d1e236" table:operator="="/>
              <table:filter-condition table:field-number="0" table:value="d1e283" table:operator="="/>
              <table:filter-condition table:field-number="0" table:value="d1e30" table:operator="="/>
              <table:filter-condition table:field-number="0" table:value="d1e43" table:operator="="/>
              <table:filter-condition table:field-number="0" table:value="d1e437" table:operator="="/>
              <table:filter-condition table:field-number="0" table:value="d1e5" table:operator="="/>
              <table:filter-condition table:field-number="0" table:value="d1e51" table:operator="="/>
              <table:filter-condition table:field-number="0" table:value="d1e55" table:operator="="/>
              <table:filter-condition table:field-number="0" table:value="d1e603" table:operator="="/>
              <table:filter-condition table:field-number="0" table:value="d1e637" table:operator="="/>
              <table:filter-condition table:field-number="0" table:value="d1e683" table:operator="="/>
              <table:filter-condition table:field-number="0" table:value="d1e717" table:operator="="/>
              <table:filter-condition table:field-number="0" table:value="d1e748" table:operator="="/>
              <table:filter-condition table:field-number="0" table:value="d1e755" table:operator="="/>
              <table:filter-condition table:field-number="0" table:value="d1e792" table:operator="="/>
              <table:filter-condition table:field-number="0" table:value="d1e835" table:operator="="/>
              <table:filter-condition table:field-number="0" table:value="d1e92" table:operator="="/>
              <table:filter-condition table:field-number="0" table:value="d1e956" table:operator="="/>
              <table:filter-condition table:field-number="0" table:value="d1e983" table:operator="="/>
              <table:filter-condition table:field-number="0" table:value="DCN_integration" table:operator="="/>
              <table:filter-condition table:field-number="0" table:value="DCN_ml2" table:operator="="/>
              <table:filter-condition table:field-number="0" table:value="ded_lifecyclemanager_recovery" table:operator="="/>
              <table:filter-condition table:field-number="0" table:value="deleteStuckLoadbalancer" table:operator="="/>
              <table:filter-condition table:field-number="0" table:value="deploy_kubernetes_app" table:operator="="/>
              <table:filter-condition table:field-number="0" table:value="deploying_apache_mesos_ubuntu" table:operator="="/>
              <table:filter-condition table:field-number="0" table:value="deploying_docker_fedora_atomic" table:operator="="/>
              <table:filter-condition table:field-number="0" table:value="deploying_kubernetes_coreos" table:operator="="/>
              <table:filter-condition table:field-number="0" table:value="deploying_kubernetes_fedora_atomic" table:operator="="/>
              <table:filter-condition table:field-number="0" table:value="DesignateBIND" table:operator="="/>
              <table:filter-condition table:field-number="0" table:value="DesignateInstallOverview" table:operator="="/>
              <table:filter-condition table:field-number="0" table:value="DesignatePowerDNS" table:operator="="/>
              <table:filter-condition table:field-number="0" table:value="directory_metrics" table:operator="="/>
              <table:filter-condition table:field-number="0" table:value="DNS_NS" table:operator="="/>
              <table:filter-condition table:field-number="0" table:value="dpdk" table:operator="="/>
              <table:filter-condition table:field-number="0" table:value="dpdk_config" table:operator="="/>
              <table:filter-condition table:field-number="0" table:value="dpdk_setup" table:operator="="/>
              <table:filter-condition table:field-number="0" table:value="dpdk_troubleshooting" table:operator="="/>
              <table:filter-condition table:field-number="0" table:value="elasticsearch_metrics" table:operator="="/>
              <table:filter-condition table:field-number="0" table:value="enable_rabbitmq_admin_console" table:operator="="/>
              <table:filter-condition table:field-number="0" table:value="enabling_the_nova_resize" table:operator="="/>
              <table:filter-condition table:field-number="0" table:value="encryption_ephemeral" table:operator="="/>
              <table:filter-condition table:field-number="0" table:value="esx_alarmdefinitions" table:operator="="/>
              <table:filter-condition table:field-number="0" table:value="fixedissues50" table:operator="="/>
              <table:filter-condition table:field-number="0" table:value="freezer_features" table:operator="="/>
              <table:filter-condition table:field-number="0" table:value="freezerUI" table:operator="="/>
              <table:filter-condition table:field-number="0" table:value="full_recovery" table:operator="="/>
              <table:filter-condition table:field-number="0" table:value="glance_features" table:operator="="/>
              <table:filter-condition table:field-number="0" table:value="glance_meters" table:operator="="/>
              <table:filter-condition table:field-number="0" table:value="haproxy_metrics" table:operator="="/>
              <table:filter-condition table:field-number="0" table:value="heat_features" table:operator="="/>
              <table:filter-condition table:field-number="0" table:value="help_opsconsole" table:operator="="/>
              <table:filter-condition table:field-number="0" table:value="hipchat_plugin" table:operator="="/>
              <table:filter-condition table:field-number="0" table:value="home" table:operator="="/>
              <table:filter-condition table:field-number="0" table:value="horizon_features" table:operator="="/>
              <table:filter-condition table:field-number="0" table:value="HOS5NewtonFeatures" table:operator="="/>
              <table:filter-condition table:field-number="0" table:value="httpcheck_metrics" table:operator="="/>
              <table:filter-condition table:field-number="0" table:value="hugepages" table:operator="="/>
              <table:filter-condition table:field-number="0" table:value="hw_support_diskcalc" table:operator="="/>
              <table:filter-condition table:field-number="0" table:value="hw_support_esxguestos" table:operator="="/>
              <table:filter-condition table:field-number="0" table:value="hw_support_hardware" table:operator="="/>
              <table:filter-condition table:field-number="0" table:value="hw_support_hardwareconfig" table:operator="="/>
              <table:filter-condition table:field-number="0" table:value="hw_support_ironicguestos" table:operator="="/>
              <table:filter-condition table:field-number="0" table:value="hw_support_kvmguestos" table:operator="="/>
              <table:filter-condition table:field-number="0" table:value="hw_support_openstackvers" table:operator="="/>
              <table:filter-condition table:field-number="0" table:value="hw_support_perfnotes" table:operator="="/>
              <table:filter-condition table:field-number="0" table:value="hw_support_scaling" table:operator="="/>
              <table:filter-condition table:field-number="0" table:value="hw_support_software" table:operator="="/>
              <table:filter-condition table:field-number="0" table:value="id_pml_zvr_5v" table:operator="="/>
              <table:filter-condition table:field-number="0" table:value="identity_alarmdefinitions" table:operator="="/>
              <table:filter-condition table:field-number="0" table:value="install_esx" table:operator="="/>
              <table:filter-condition table:field-number="0" table:value="install_ironic" table:operator="="/>
              <table:filter-condition table:field-number="0" table:value="install_openstack_clients" table:operator="="/>
              <table:filter-condition table:field-number="0" table:value="install_rhel_uefi" table:operator="="/>
              <table:filter-condition table:field-number="0" table:value="install_sles" table:operator="="/>
              <table:filter-condition table:field-number="0" table:value="install_sles_ceph" table:operator="="/>
              <table:filter-condition table:field-number="0" table:value="install_sles_compute" table:operator="="/>
              <table:filter-condition table:field-number="0" table:value="install_vcp" table:operator="="/>
              <table:filter-condition table:field-number="0" table:value="integration_of_plugins_with_monasca-agent" table:operator="="/>
              <table:filter-condition table:field-number="0" table:value="ironic_features" table:operator="="/>
              <table:filter-condition table:field-number="0" table:value="ironic_oneview_integration" table:operator="="/>
              <table:filter-condition table:field-number="0" table:value="ironic-provisioning" table:operator="="/>
              <table:filter-condition table:field-number="0" table:value="ironic-provisioning-multi-tenancy" table:operator="="/>
              <table:filter-condition table:field-number="0" table:value="ironic-tls" table:operator="="/>
              <table:filter-condition table:field-number="0" table:value="kafka_metrics" table:operator="="/>
              <table:filter-condition table:field-number="0" table:value="keystone_features" table:operator="="/>
              <table:filter-condition table:field-number="0" table:value="knownissues50" table:operator="="/>
              <table:filter-condition table:field-number="0" table:value="l2gw5930" table:operator="="/>
              <table:filter-condition table:field-number="0" table:value="ldap" table:operator="="/>
              <table:filter-condition table:field-number="0" table:value="libvirt_metrics" table:operator="="/>
              <table:filter-condition table:field-number="0" table:value="libvirt_tuningknobs" table:operator="="/>
              <table:filter-condition table:field-number="0" table:value="licensinghos50" table:operator="="/>
              <table:filter-condition table:field-number="0" table:value="lifecyclemanager_recovery" table:operator="="/>
              <table:filter-condition table:field-number="0" table:value="logging_features" table:operator="="/>
              <table:filter-condition table:field-number="0" table:value="magnum_features" table:operator="="/>
              <table:filter-condition table:field-number="0" table:value="MagnumArchitecture" table:operator="="/>
              <table:filter-condition table:field-number="0" table:value="MagnumInstall" table:operator="="/>
              <table:filter-condition table:field-number="0" table:value="MagnumIntegrateDNS" table:operator="="/>
              <table:filter-condition table:field-number="0" table:value="MagnumOverview" table:operator="="/>
              <table:filter-condition table:field-number="0" table:value="metric_performance_considerations" table:operator="="/>
              <table:filter-condition table:field-number="0" table:value="monasca_agent" table:operator="="/>
              <table:filter-condition table:field-number="0" table:value="monasca_agg_metrics" table:operator="="/>
              <table:filter-condition table:field-number="0" table:value="monasca_features" table:operator="="/>
              <table:filter-condition table:field-number="0" table:value="monasca_integration_overview" table:operator="="/>
              <table:filter-condition table:field-number="0" table:value="monasca_jira_plugin" table:operator="="/>
              <table:filter-condition table:field-number="0" table:value="monasca_metrics" table:operator="="/>
              <table:filter-condition table:field-number="0" table:value="monasca_notification_plugins" table:operator="="/>
              <table:filter-condition table:field-number="0" table:value="monasca_slack_plugin" table:operator="="/>
              <table:filter-condition table:field-number="0" table:value="monitoring" table:operator="="/>
              <table:filter-condition table:field-number="0" table:value="monitoring_3rd_party_components_with_monasca" table:operator="="/>
              <table:filter-condition table:field-number="0" table:value="monitoring_overview" table:operator="="/>
              <table:filter-condition table:field-number="0" table:value="monitoring_service" table:operator="="/>
              <table:filter-condition table:field-number="0" table:value="moving_from_dvr_deployments" table:operator="="/>
              <table:filter-condition table:field-number="0" table:value="mysql_metrics" table:operator="="/>
              <table:filter-condition table:field-number="0" table:value="nagios_integration" table:operator="="/>
              <table:filter-condition table:field-number="0" table:value="networking_alarmdefinitions" table:operator="="/>
              <table:filter-condition table:field-number="0" table:value="neutron_external_networks" table:operator="="/>
              <table:filter-condition table:field-number="0" table:value="neutron_features" table:operator="="/>
              <table:filter-condition table:field-number="0" table:value="neutron_meters" table:operator="="/>
              <table:filter-condition table:field-number="0" table:value="neutron_troubleshooting" table:operator="="/>
              <table:filter-condition table:field-number="0" table:value="newfeatures50" table:operator="="/>
              <table:filter-condition table:field-number="0" table:value="newsecurity" table:operator="="/>
              <table:filter-condition table:field-number="0" table:value="nic_mapping_for_hlm_virtual_controllers" table:operator="="/>
              <table:filter-condition table:field-number="0" table:value="nova_features" table:operator="="/>
              <table:filter-condition table:field-number="0" table:value="nova_meters" table:operator="="/>
              <table:filter-condition table:field-number="0" table:value="ntp_metrics" table:operator="="/>
              <table:filter-condition table:field-number="0" table:value="OctaviaInstall" table:operator="="/>
              <table:filter-condition table:field-number="0" table:value="onetwo_controller_recovery" table:operator="="/>
              <table:filter-condition table:field-number="0" table:value="ops_managing_networking" table:operator="="/>
              <table:filter-condition table:field-number="0" table:value="other_alarmdefinitions" table:operator="="/>
              <table:filter-condition table:field-number="0" table:value="ovs_metrics" table:operator="="/>
              <table:filter-condition table:field-number="0" table:value="ovs_tuningknobs" table:operator="="/>
              <table:filter-condition table:field-number="0" table:value="partner_integrations" table:operator="="/>
              <table:filter-condition table:field-number="0" table:value="pcipt-gen9" table:operator="="/>
              <table:filter-condition table:field-number="0" table:value="pit_database_recovery" table:operator="="/>
              <table:filter-condition table:field-number="0" table:value="pit_lifecyclemanager_recovery" table:operator="="/>
              <table:filter-condition table:field-number="0" table:value="pit_swiftrings_recovery" table:operator="="/>
              <table:filter-condition table:field-number="0" table:value="pit_vertica_recovery" table:operator="="/>
              <table:filter-condition table:field-number="0" table:value="planned_computenode" table:operator="="/>
              <table:filter-condition table:field-number="0" table:value="planned_maintenance" table:operator="="/>
              <table:filter-condition table:field-number="0" table:value="planned_maintenance_for_ceph_nodes" table:operator="="/>
              <table:filter-condition table:field-number="0" table:value="planned_maintenance_for_swift_nodes" table:operator="="/>
              <table:filter-condition table:field-number="0" table:value="planned_maintenance_task_for_networking_nodes" table:operator="="/>
              <table:filter-condition table:field-number="0" table:value="planned_maintenance_tasks_for_vsa_nodes" table:operator="="/>
              <table:filter-condition table:field-number="0" table:value="previous_backups" table:operator="="/>
              <table:filter-condition table:field-number="0" table:value="process_metrics" table:operator="="/>
              <table:filter-condition table:field-number="0" table:value="provisioning_sles" table:operator="="/>
              <table:filter-condition table:field-number="0" table:value="rabbitmq_metrics" table:operator="="/>
              <table:filter-condition table:field-number="0" table:value="reboot_computenode" table:operator="="/>
              <table:filter-condition table:field-number="0" table:value="rec_min_entryscale_esx_kvm_vsa" table:operator="="/>
              <table:filter-condition table:field-number="0" table:value="rec_min_entryscale_esx_kvm_vsa_mml" table:operator="="/>
              <table:filter-condition table:field-number="0" table:value="rec_min_entryscale_kvm" table:operator="="/>
              <table:filter-condition table:field-number="0" table:value="rec_min_entryscale_kvm_ceph" table:operator="="/>
              <table:filter-condition table:field-number="0" table:value="rec_min_entryscale_kvm_vsa" table:operator="="/>
              <table:filter-condition table:field-number="0" table:value="rec_min_ironic" table:operator="="/>
              <table:filter-condition table:field-number="0" table:value="rec_min_swift" table:operator="="/>
              <table:filter-condition table:field-number="0" table:value="recover_vertica_network" table:operator="="/>
              <table:filter-condition table:field-number="0" table:value="recoverrabbit" table:operator="="/>
              <table:filter-condition table:field-number="0" table:value="register_suse_already_installed" table:operator="="/>
              <table:filter-condition table:field-number="0" table:value="register_suse_automated" table:operator="="/>
              <table:filter-condition table:field-number="0" table:value="register_suse_installation" table:operator="="/>
              <table:filter-condition table:field-number="0" table:value="register_suse_overview" table:operator="="/>
              <table:filter-condition table:field-number="0" table:value="release-notes-501" table:operator="="/>
              <table:filter-condition table:field-number="0" table:value="release-notes-502" table:operator="="/>
              <table:filter-condition table:field-number="0" table:value="remove_datadisk_ceph_osd" table:operator="="/>
              <table:filter-condition table:field-number="0" table:value="replace_ceph_rgw_node" table:operator="="/>
              <table:filter-condition table:field-number="0" table:value="replace_dedicated_lm" table:operator="="/>
              <table:filter-condition table:field-number="0" table:value="replace_shared_lm" table:operator="="/>
              <table:filter-condition table:field-number="0" table:value="replacing_controller_notes" table:operator="="/>
              <table:filter-condition table:field-number="0" table:value="replacing_vsa_node" table:operator="="/>
              <table:filter-condition table:field-number="0" table:value="resize" table:operator="="/>
              <table:filter-condition table:field-number="0" table:value="restoreSharedController" table:operator="="/>
              <table:filter-condition table:field-number="0" table:value="shared_lifecyclemanager_recovery" table:operator="="/>
              <table:filter-condition table:field-number="0" table:value="sles_overview" table:operator="="/>
              <table:filter-condition table:field-number="0" table:value="sles_preinstall" table:operator="="/>
              <table:filter-condition table:field-number="0" table:value="sles_support" table:operator="="/>
              <table:filter-condition table:field-number="0" table:value="sles_toc" table:operator="="/>
              <table:filter-condition table:field-number="0" table:value="sr-iov" table:operator="="/>
              <table:filter-condition table:field-number="0" table:value="storage_alarmdefinitions" table:operator="="/>
              <table:filter-condition table:field-number="0" table:value="storage_unplanned" table:operator="="/>
              <table:filter-condition table:field-number="0" table:value="supported_upstream_keystone_features" table:operator="="/>
              <table:filter-condition table:field-number="0" table:value="swift_features" table:operator="="/>
              <table:filter-condition table:field-number="0" table:value="swift_meters" table:operator="="/>
              <table:filter-condition table:field-number="0" table:value="swift_metrics" table:operator="="/>
              <table:filter-condition table:field-number="0" table:value="swift_storage_unplanned" table:operator="="/>
              <table:filter-condition table:field-number="0" table:value="swiftrings_recovery" table:operator="="/>
              <table:filter-condition table:field-number="0" table:value="system_alarmdefinitions" table:operator="="/>
              <table:filter-condition table:field-number="0" table:value="system_metrics" table:operator="="/>
              <table:filter-condition table:field-number="0" table:value="tech_overview_ataglance" table:operator="="/>
              <table:filter-condition table:field-number="0" table:value="tech_overview_hlm" table:operator="="/>
              <table:filter-condition table:field-number="0" table:value="tech_overview_linux" table:operator="="/>
              <table:filter-condition table:field-number="0" table:value="tech_overview_newimproved" table:operator="="/>
              <table:filter-condition table:field-number="0" table:value="tech_overview_openstack" table:operator="="/>
              <table:filter-condition table:field-number="0" table:value="tech_overview_valueadd" table:operator="="/>
              <table:filter-condition table:field-number="0" table:value="telemetry_alarmdefinitions" table:operator="="/>
              <table:filter-condition table:field-number="0" table:value="third_party_integrations" table:operator="="/>
              <table:filter-condition table:field-number="0" table:value="three_controller_recovery" table:operator="="/>
              <table:filter-condition table:field-number="0" table:value="TLS_MySQL" table:operator="="/>
              <table:filter-condition table:field-number="0" table:value="TLS_RabbitMQ" table:operator="="/>
              <table:filter-condition table:field-number="0" table:value="tls30" table:operator="="/>
              <table:filter-condition table:field-number="0" table:value="topic_a2q_bjw_hx" table:operator="="/>
              <table:filter-condition table:field-number="0" table:value="topic_bxm_gxr_st" table:operator="="/>
              <table:filter-condition table:field-number="0" table:value="topic_dsm_fbs_st" table:operator="="/>
              <table:filter-condition table:field-number="0" table:value="topic_e32_tm2_rt" table:operator="="/>
              <table:filter-condition table:field-number="0" table:value="topic_hzq_2nz_sw" table:operator="="/>
              <table:filter-condition table:field-number="0" table:value="topic_jsc_qps_qt" table:operator="="/>
              <table:filter-condition table:field-number="0" table:value="topic_kyf_brv_vw" table:operator="="/>
              <table:filter-condition table:field-number="0" table:value="topic_mlh_wtn_rt" table:operator="="/>
              <table:filter-condition table:field-number="0" table:value="topic_pgq_mnw_dt" table:operator="="/>
              <table:filter-condition table:field-number="0" table:value="topic_pqr_lyx_yw" table:operator="="/>
              <table:filter-condition table:field-number="0" table:value="topic_pth_st3_mw" table:operator="="/>
              <table:filter-condition table:field-number="0" table:value="topic_rc4_hlq_1y" table:operator="="/>
              <table:filter-condition table:field-number="0" table:value="topic_ry2_cwf_zw" table:operator="="/>
              <table:filter-condition table:field-number="0" table:value="topic_sqg_cvb_dx" table:operator="="/>
              <table:filter-condition table:field-number="0" table:value="topic_vhs_12v_vw" table:operator="="/>
              <table:filter-condition table:field-number="0" table:value="troubleshooting_orchestration" table:operator="="/>
              <table:filter-condition table:field-number="0" table:value="troubleshootingHeat" table:operator="="/>
              <table:filter-condition table:field-number="0" table:value="ts_magnum" table:operator="="/>
              <table:filter-condition table:field-number="0" table:value="unplanned_compute_maintenance" table:operator="="/>
              <table:filter-condition table:field-number="0" table:value="unplanned_maintenance" table:operator="="/>
              <table:filter-condition table:field-number="0" table:value="unsupported40" table:operator="="/>
              <table:filter-condition table:field-number="0" table:value="update_vertica_license" table:operator="="/>
              <table:filter-condition table:field-number="0" table:value="using_opsconsole" table:operator="="/>
              <table:filter-condition table:field-number="0" table:value="vertica_metrics" table:operator="="/>
              <table:filter-condition table:field-number="0" table:value="vlan_transparency" table:operator="="/>
              <table:filter-condition table:field-number="0" table:value="vlan-aware" table:operator="="/>
              <table:filter-condition table:field-number="0" table:value="vsa_storage_unplanned" table:operator="="/>
              <table:filter-condition table:field-number="0" table:value="vsOpenStack" table:operator="="/>
              <table:filter-condition table:field-number="0" table:value="whole_unplanned" table:operator="="/>
              <table:filter-condition table:field-number="0" table:value="without_dvr" table:operator="="/>
              <table:filter-condition table:field-number="0" table:value="working_monitoring" table:operator="="/>
              <table:filter-condition table:field-number="0" table:value="writing_custom_plugins" table:operator="="/>
              <table:filter-condition table:field-number="0" table:value="zookeeper_metrics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22:34:35.289055383</dc:date>
    <meta:editing-duration>PT18M21S</meta:editing-duration>
    <meta:editing-cycles>2</meta:editing-cycles>
    <meta:generator>LibreOffice/5.4.3.2$Linux_X86_64 LibreOffice_project/40m0$Build-2</meta:generator>
    <meta:document-statistic meta:table-count="2" meta:cell-count="614" meta:object-count="0"/>
  </office:meta>
</office:document-meta>
</file>